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 style:font-size-complex="12pt" style:font-weight-complex="normal"/>
    </style:style>
    <style:style style:name="P3"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1" style:font-size-complex="12pt" style:font-weight-complex="normal"/>
    </style:style>
    <style:style style:name="P4"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1" style:font-size-complex="12pt" style:font-weight-complex="normal"/>
    </style:style>
    <style:style style:name="P6"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8fbe9" style:font-size-asian="12pt" style:language-asian="tr" style:country-asian="TR" style:font-weight-asian="normal" style:font-name-complex="Times New Roman1" style:font-size-complex="12pt" style:font-weight-complex="normal"/>
    </style:style>
    <style:style style:name="P7"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959c4" style:font-size-asian="12pt" style:language-asian="tr" style:country-asian="TR" style:font-weight-asian="normal" style:font-name-complex="Times New Roman1" style:font-size-complex="12pt" style:font-weight-complex="normal"/>
    </style:style>
    <style:style style:name="P8"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 style:font-size-complex="12pt" style:font-weight-complex="normal"/>
    </style:style>
    <style:style style:name="P9"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italic" style:text-underline-style="solid" style:text-underline-width="auto" style:text-underline-color="font-color" fo:font-weight="bold" officeooo:rsid="0047d350" officeooo:paragraph-rsid="00992360" style:font-size-asian="12pt" style:language-asian="tr" style:country-asian="TR" style:font-style-asian="italic" style:font-weight-asian="bold" style:font-name-complex="Times New Roman1" style:font-size-complex="12pt"/>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1" style:font-size-complex="12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1" style:font-size-complex="12pt" style:font-style-complex="italic" style:font-weight-complex="bold"/>
    </style:style>
    <style:style style:name="P12"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bold" officeooo:paragraph-rsid="00455e00" style:font-size-asian="12pt" style:font-weight-asian="bold" style:font-size-complex="12pt" style:font-weight-complex="bold"/>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font-size-complex="12pt"/>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43a1d" style:font-size-asian="12pt" style:font-size-complex="12pt"/>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font-size-complex="12pt"/>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8f180f" style:font-size-asian="12pt" style:font-size-complex="12pt"/>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8fbe9" style:font-size-asian="12pt" style:font-size-complex="12pt"/>
    </style:style>
    <style:style style:name="P32"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2pt" officeooo:paragraph-rsid="004c1294" style:font-size-asian="12pt"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language-asian="tr" style:country-asian="TR" style:font-name-complex="Times New Roman1"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language-asian="tr" style:country-asian="TR" style:font-name-complex="Times New Roman1"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language-asian="tr" style:country-asian="TR" style:font-name-complex="Times New Roman1"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1" style:font-size-complex="12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rsid="00b959c4" officeooo:paragraph-rsid="00b959c4" style:font-size-asian="12pt" style:language-asian="tr" style:country-asian="TR" style:font-name-complex="Times New Roman1" style:font-size-complex="12pt"/>
    </style:style>
    <style:style style:name="P3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3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55ae5c" officeooo:paragraph-rsid="00b959c4" style:font-size-asian="11pt" style:language-asian="tr" style:country-asian="TR" style:font-weight-asian="normal" style:font-name-complex="Times New Roman1" style:font-size-complex="11pt" style:font-weight-complex="normal"/>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b32608" style:font-size-asian="11pt" style:font-size-complex="11pt"/>
    </style:style>
    <style:style style:name="P44"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1" style:font-size-complex="12pt" style:font-weight-complex="normal"/>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b959c4" officeooo:paragraph-rsid="00b959c4" style:font-size-asian="12pt" style:language-asian="tr" style:country-asian="TR" style:font-weight-asian="normal" style:font-name-complex="Times New Roman1" style:font-size-complex="12pt"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b959c4" style:font-size-asian="12pt" style:font-size-complex="12pt"/>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1" style:font-size-complex="12pt"/>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1" style:font-size-complex="12pt"/>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style="normal" officeooo:paragraph-rsid="00b959c4" style:font-size-asian="12pt" style:language-asian="tr" style:country-asian="TR" style:font-style-asian="normal" style:font-name-complex="Times New Roman1" style:font-size-complex="12pt" style:font-style-complex="normal"/>
    </style:style>
    <style:style style:name="P57"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5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1" style:font-size-complex="11pt" style:font-weight-complex="normal"/>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b32608" style:font-size-asian="11pt" style:language-asian="tr" style:country-asian="TR" style:font-weight-asian="normal" style:font-name-complex="Times New Roman1" style:font-size-complex="11pt" style:font-weight-complex="normal"/>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a43a1d" style:font-size-asian="11pt" style:language-asian="tr" style:country-asian="TR" style:font-weight-asian="normal" style:font-name-complex="Times New Roman1" style:font-size-complex="11pt" style:font-weight-complex="normal"/>
    </style:style>
    <style:style style:name="P64"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andas" fo:font-size="11pt" fo:font-weight="normal" officeooo:rsid="005e877f" officeooo:paragraph-rsid="00a43a1d" style:font-size-asian="11pt" style:language-asian="tr" style:country-asian="TR" style:font-weight-asian="normal" style:font-name-complex="Times New Roman" style:font-size-complex="11pt" style:font-weight-complex="normal"/>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1" style:font-size-complex="11pt" style:font-weight-complex="normal"/>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style="normal" style:text-underline-style="solid" style:text-underline-width="auto" style:text-underline-color="font-color" fo:font-weight="normal" officeooo:paragraph-rsid="00a43a1d" style:font-size-asian="11pt" style:language-asian="tr" style:country-asian="TR" style:font-style-asian="normal" style:font-weight-asian="normal" style:font-name-complex="Times New Roman1" style:font-size-complex="11pt" style:font-style-complex="normal" style:font-weight-complex="normal"/>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959c4" style:font-size-asian="12pt" style:font-size-complex="12pt"/>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959c4" style:font-size-asian="12pt" style:language-asian="tr" style:country-asian="TR" style:font-name-complex="Times New Roman1" style:font-size-complex="12pt"/>
    </style:style>
    <style:style style:name="P70"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71"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72"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73"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74"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1" style:font-size-complex="12pt"/>
    </style:style>
    <style:style style:name="P7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normal" officeooo:rsid="00496a67" officeooo:paragraph-rsid="00496a67" style:font-size-asian="12pt" style:language-asian="tr" style:country-asian="TR" style:font-style-asian="normal" style:font-name-complex="Times New Roman1" style:font-size-complex="12pt" style:font-weight-complex="normal"/>
    </style:style>
    <style:style style:name="P7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b46bd" style:font-size-asian="12pt" style:font-size-complex="12pt"/>
    </style:style>
    <style:style style:name="P77" style:family="paragraph" style:parent-style-name="Standard">
      <style:paragraph-properties fo:margin-top="0cm" fo:margin-bottom="0cm" style:contextual-spacing="false" style:line-height-at-least="0cm" fo:text-align="justify" style:justify-single-word="false"/>
      <style:text-properties style:font-name="Chilanka" fo:font-size="12pt" fo:font-weight="normal" officeooo:rsid="00c90846" officeooo:paragraph-rsid="00bc46ac" style:font-size-asian="12pt" style:language-asian="tr" style:country-asian="TR" style:font-weight-asian="normal" style:font-name-complex="Times New Roman1" style:font-size-complex="12pt" style:font-weight-complex="normal"/>
    </style:style>
    <style:style style:name="P78"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1baf1" officeooo:paragraph-rsid="00bc46ac" style:font-size-asian="12pt" style:language-asian="tr" style:country-asian="TR" style:font-weight-asian="normal" style:font-name-complex="Times New Roman1" style:font-size-complex="12pt" style:font-weight-complex="normal"/>
    </style:style>
    <style:style style:name="P79"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2b0f9" officeooo:paragraph-rsid="00bc46ac" style:font-size-asian="12pt" style:language-asian="tr" style:country-asian="TR" style:font-weight-asian="normal" style:font-name-complex="Times New Roman1" style:font-size-complex="12pt" style:font-weight-complex="normal"/>
    </style:style>
    <style:style style:name="P80"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bc46ac" style:font-size-asian="12pt" style:language-asian="tr" style:country-asian="TR" style:font-weight-asian="normal" style:font-name-complex="Times New Roman1" style:font-size-complex="12pt" style:font-weight-complex="normal"/>
    </style:style>
    <style:style style:name="P81"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5d15f" officeooo:paragraph-rsid="00bc46ac" style:font-size-asian="12pt" style:language-asian="tr" style:country-asian="TR" style:font-weight-asian="normal" style:font-name-complex="Times New Roman1" style:font-size-complex="12pt" style:font-weight-complex="normal"/>
    </style:style>
    <style:style style:name="P82"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bc46ac" style:font-size-asian="12pt" style:language-asian="tr" style:country-asian="TR" style:font-weight-asian="bold" style:font-name-complex="Times New Roman1" style:font-size-complex="12pt" style:font-weight-complex="bold"/>
    </style:style>
    <style:style style:name="P8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bc46ac" style:font-size-asian="12pt" style:language-asian="tr" style:country-asian="TR" style:font-weight-asian="bold" style:font-name-complex="Times New Roman1" style:font-size-complex="12pt" style:font-weight-complex="bold"/>
    </style:style>
    <style:style style:name="P84"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bold" officeooo:rsid="00c2b0f9" officeooo:paragraph-rsid="00bc46ac" style:font-size-asian="12pt" style:language-asian="tr" style:country-asian="TR" style:font-weight-asian="bold" style:font-name-complex="Times New Roman1" style:font-size-complex="12pt" style:font-weight-complex="bold"/>
    </style:style>
    <style:style style:name="P8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0pt" fo:font-weight="normal" officeooo:rsid="00c90846" officeooo:paragraph-rsid="00bc46ac" style:font-size-asian="10pt" style:language-asian="tr" style:country-asian="TR" style:font-weight-asian="normal" style:font-name-complex="Times New Roman1" style:font-size-complex="10pt" style:font-weight-complex="normal"/>
    </style:style>
    <style:style style:name="P8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8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style="italic" style:text-underline-style="solid" style:text-underline-width="auto" style:text-underline-color="font-color" fo:font-weight="bold" officeooo:paragraph-rsid="00a43a1d" style:font-size-asian="12pt" style:language-asian="tr" style:country-asian="TR" style:font-style-asian="italic" style:font-weight-asian="bold" style:font-name-complex="Times New Roman1" style:font-size-complex="12pt"/>
    </style:style>
    <style:style style:name="P8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55ae5c" officeooo:paragraph-rsid="00b959c4" style:font-size-asian="11pt" style:language-asian="tr" style:country-asian="TR" style:font-weight-asian="normal" style:font-name-complex="Times New Roman1" style:font-size-complex="11pt" style:font-weight-complex="normal"/>
    </style:style>
    <style:style style:name="P8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0pt" fo:font-weight="normal" officeooo:rsid="0055ae5c" officeooo:paragraph-rsid="00bc46ac" style:font-size-asian="10pt" style:language-asian="tr" style:country-asian="TR" style:font-weight-asian="normal" style:font-name-complex="Times New Roman1" style:font-size-complex="10pt" style:font-weight-complex="normal"/>
    </style:style>
    <style:style style:name="P90"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andas" fo:font-size="10pt" fo:font-weight="normal" officeooo:rsid="005e877f" officeooo:paragraph-rsid="00bc46ac" style:font-size-asian="10pt" style:language-asian="tr" style:country-asian="TR" style:font-weight-asian="normal" style:font-name-complex="Times New Roman" style:font-size-complex="10pt" style:font-weight-complex="normal"/>
    </style:style>
    <style:style style:name="P91"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bc46ac"/>
    </style:style>
    <style:style style:name="P92" style:family="paragraph" style:parent-style-name="Standard" style:list-style-name="L1">
      <style:paragraph-properties fo:margin-top="0cm" fo:margin-bottom="0cm" style:contextual-spacing="false" style:line-height-at-least="0cm" fo:text-align="justify" style:justify-single-word="false"/>
      <style:text-properties officeooo:rsid="00c2b0f9" officeooo:paragraph-rsid="00bc46ac"/>
    </style:style>
    <style:style style:name="P93" style:family="paragraph" style:parent-style-name="Standard" style:list-style-name="L1">
      <style:paragraph-properties fo:margin-top="0cm" fo:margin-bottom="0cm" style:contextual-spacing="false" style:line-height-at-least="0cm" fo:text-align="justify" style:justify-single-word="false"/>
      <style:text-properties fo:font-weight="bold" officeooo:rsid="00c34356" officeooo:paragraph-rsid="00bc46ac" style:font-weight-asian="bold" style:font-weight-complex="bold"/>
    </style:style>
    <style:style style:name="P94" style:family="paragraph" style:parent-style-name="Standard" style:list-style-name="L1">
      <style:paragraph-properties fo:margin-top="0cm" fo:margin-bottom="0cm" style:contextual-spacing="false" style:line-height-at-least="0cm" fo:text-align="justify" style:justify-single-word="false"/>
      <style:text-properties officeooo:rsid="00c34356" officeooo:paragraph-rsid="00bc46ac"/>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a43a1d" style:font-weight-asian="normal" style:font-weight-complex="normal"/>
    </style:style>
    <style:style style:name="T10" style:family="text">
      <style:text-properties fo:font-weight="normal" officeooo:rsid="00b8fbe9" style:font-weight-asian="normal" style:font-weight-complex="normal"/>
    </style:style>
    <style:style style:name="T11" style:family="text">
      <style:text-properties fo:font-weight="normal" officeooo:rsid="00c34356" style:font-weight-asian="normal" style:font-weight-complex="normal"/>
    </style:style>
    <style:style style:name="T12" style:family="text">
      <style:text-properties fo:font-weight="normal" officeooo:rsid="00bc46ac" style:font-weight-asian="normal" style:font-weight-complex="normal"/>
    </style:style>
    <style:style style:name="T13" style:family="text">
      <style:text-properties fo:font-weight="normal" style:language-asian="tr" style:country-asian="TR" style:font-weight-asian="normal" style:font-name-complex="Times New Roman1" style:font-weight-complex="normal"/>
    </style:style>
    <style:style style:name="T14" style:family="text">
      <style:text-properties fo:font-weight="normal" officeooo:rsid="00310090" style:language-asian="tr" style:country-asian="TR" style:font-weight-asian="normal" style:font-name-complex="Times New Roman1" style:font-weight-complex="normal"/>
    </style:style>
    <style:style style:name="T15" style:family="text">
      <style:text-properties fo:font-weight="normal" officeooo:rsid="0038a6b6" style:language-asian="tr" style:country-asian="TR" style:font-weight-asian="normal" style:font-name-complex="Times New Roman1" style:font-weight-complex="normal"/>
    </style:style>
    <style:style style:name="T16" style:family="text">
      <style:text-properties fo:font-weight="normal" officeooo:rsid="0043c25c" style:language-asian="tr" style:country-asian="TR" style:font-weight-asian="normal" style:font-name-complex="Times New Roman1" style:font-weight-complex="normal"/>
    </style:style>
    <style:style style:name="T17" style:family="text">
      <style:text-properties fo:font-weight="normal" officeooo:rsid="00455e00" style:language-asian="tr" style:country-asian="TR" style:font-weight-asian="normal" style:font-name-complex="Times New Roman1" style:font-weight-complex="normal"/>
    </style:style>
    <style:style style:name="T18" style:family="text">
      <style:text-properties fo:font-weight="normal" officeooo:rsid="007ab96d" style:language-asian="tr" style:country-asian="TR" style:font-weight-asian="normal" style:font-name-complex="Times New Roman1" style:font-weight-complex="normal"/>
    </style:style>
    <style:style style:name="T19" style:family="text">
      <style:text-properties fo:font-weight="normal" officeooo:rsid="00a43a1d" style:language-asian="tr" style:country-asian="TR" style:font-weight-asian="normal" style:font-name-complex="Times New Roman1" style:font-weight-complex="normal"/>
    </style:style>
    <style:style style:name="T20" style:family="text">
      <style:text-properties fo:font-weight="normal" officeooo:rsid="00b32608" style:language-asian="tr" style:country-asian="TR" style:font-weight-asian="normal" style:font-name-complex="Times New Roman1" style:font-weight-complex="normal"/>
    </style:style>
    <style:style style:name="T21" style:family="text">
      <style:text-properties fo:font-weight="normal" officeooo:rsid="0089ada2" style:language-asian="tr" style:country-asian="TR" style:font-weight-asian="normal" style:font-name-complex="Times New Roman1" style:font-weight-complex="normal"/>
    </style:style>
    <style:style style:name="T22" style:family="text">
      <style:text-properties fo:font-weight="normal" officeooo:rsid="00b8fbe9" style:language-asian="tr" style:country-asian="TR" style:font-weight-asian="normal" style:font-name-complex="Times New Roman1" style:font-weight-complex="normal"/>
    </style:style>
    <style:style style:name="T23" style:family="text">
      <style:text-properties fo:font-weight="normal" officeooo:rsid="003c3a02" style:language-asian="tr" style:country-asian="TR" style:font-weight-asian="normal" style:font-weight-complex="normal"/>
    </style:style>
    <style:style style:name="T24" style:family="text">
      <style:text-properties fo:font-weight="normal" officeooo:rsid="00374a74" style:language-asian="tr" style:country-asian="TR" style:font-weight-asian="normal" style:font-weight-complex="normal"/>
    </style:style>
    <style:style style:name="T25" style:family="text">
      <style:text-properties fo:font-weight="normal" officeooo:rsid="0014a809" style:language-asian="tr" style:country-asian="TR" style:font-weight-asian="normal" style:font-weight-complex="normal"/>
    </style:style>
    <style:style style:name="T26" style:family="text">
      <style:text-properties fo:font-weight="normal" officeooo:rsid="006fa4e9" style:language-asian="tr" style:country-asian="TR" style:font-weight-asian="normal" style:font-weight-complex="normal"/>
    </style:style>
    <style:style style:name="T27" style:family="text">
      <style:text-properties officeooo:rsid="00172ad1"/>
    </style:style>
    <style:style style:name="T28" style:family="text">
      <style:text-properties officeooo:rsid="00191904"/>
    </style:style>
    <style:style style:name="T29" style:family="text">
      <style:text-properties officeooo:rsid="001b7644"/>
    </style:style>
    <style:style style:name="T30" style:family="text">
      <style:text-properties officeooo:rsid="001cc920"/>
    </style:style>
    <style:style style:name="T31" style:family="text">
      <style:text-properties officeooo:rsid="001e1f00"/>
    </style:style>
    <style:style style:name="T32" style:family="text">
      <style:text-properties fo:font-weight="bold" style:font-weight-asian="bold" style:font-weight-complex="bold"/>
    </style:style>
    <style:style style:name="T33" style:family="text">
      <style:text-properties fo:font-weight="bold" officeooo:rsid="0024c625" style:font-weight-asian="bold" style:font-weight-complex="bold"/>
    </style:style>
    <style:style style:name="T34" style:family="text">
      <style:text-properties fo:font-weight="bold" officeooo:rsid="002572b2" style:font-weight-asian="bold" style:font-weight-complex="bold"/>
    </style:style>
    <style:style style:name="T35" style:family="text">
      <style:text-properties fo:font-weight="bold" officeooo:rsid="00275b19" style:font-weight-asian="bold" style:font-weight-complex="bold"/>
    </style:style>
    <style:style style:name="T36" style:family="text">
      <style:text-properties fo:font-weight="bold" officeooo:rsid="00298cb2" style:font-weight-asian="bold" style:font-weight-complex="bold"/>
    </style:style>
    <style:style style:name="T37" style:family="text">
      <style:text-properties fo:font-weight="bold" officeooo:rsid="002a4e45" style:font-weight-asian="bold" style:font-weight-complex="bold"/>
    </style:style>
    <style:style style:name="T38" style:family="text">
      <style:text-properties fo:font-weight="bold" officeooo:rsid="0043c25c" style:font-weight-asian="bold" style:font-weight-complex="bold"/>
    </style:style>
    <style:style style:name="T39" style:family="text">
      <style:text-properties fo:font-weight="bold" officeooo:rsid="004419e8" style:font-weight-asian="bold" style:font-weight-complex="bold"/>
    </style:style>
    <style:style style:name="T40" style:family="text">
      <style:text-properties fo:font-weight="bold" officeooo:rsid="00443595" style:font-weight-asian="bold" style:font-weight-complex="bold"/>
    </style:style>
    <style:style style:name="T41" style:family="text">
      <style:text-properties fo:font-weight="bold" officeooo:rsid="00455e00" style:font-weight-asian="bold" style:font-weight-complex="bold"/>
    </style:style>
    <style:style style:name="T42" style:family="text">
      <style:text-properties fo:font-weight="bold" officeooo:rsid="00a1fb85" style:font-weight-asian="bold" style:font-weight-complex="bold"/>
    </style:style>
    <style:style style:name="T43" style:family="text">
      <style:text-properties fo:font-weight="bold" officeooo:rsid="00b8fbe9" style:font-weight-asian="bold" style:font-weight-complex="bold"/>
    </style:style>
    <style:style style:name="T44" style:family="text">
      <style:text-properties fo:font-weight="bold" officeooo:rsid="00ba49e8" style:font-weight-asian="bold" style:font-weight-complex="bold"/>
    </style:style>
    <style:style style:name="T45" style:family="text">
      <style:text-properties fo:font-weight="bold" style:language-asian="tr" style:country-asian="TR" style:font-weight-asian="bold" style:font-name-complex="Times New Roman1" style:font-weight-complex="bold"/>
    </style:style>
    <style:style style:name="T46" style:family="text">
      <style:text-properties fo:font-weight="bold" officeooo:rsid="002a4e45" style:language-asian="tr" style:country-asian="TR" style:font-weight-asian="bold" style:font-name-complex="Times New Roman1" style:font-weight-complex="bold"/>
    </style:style>
    <style:style style:name="T47" style:family="text">
      <style:text-properties fo:font-weight="bold" officeooo:rsid="00455e00" style:language-asian="tr" style:country-asian="TR" style:font-weight-asian="bold" style:font-name-complex="Times New Roman1" style:font-weight-complex="bold"/>
    </style:style>
    <style:style style:name="T48" style:family="text">
      <style:text-properties fo:font-weight="bold" officeooo:rsid="002bcdb2" style:language-asian="tr" style:country-asian="TR" style:font-weight-asian="bold" style:font-name-complex="Times New Roman1" style:font-weight-complex="bold"/>
    </style:style>
    <style:style style:name="T49" style:family="text">
      <style:text-properties fo:font-weight="bold" officeooo:rsid="003b129e" style:language-asian="tr" style:country-asian="TR" style:font-weight-asian="bold" style:font-name-complex="Times New Roman1" style:font-weight-complex="bold"/>
    </style:style>
    <style:style style:name="T50" style:family="text">
      <style:text-properties fo:font-weight="bold" officeooo:rsid="009100a2" style:language-asian="tr" style:country-asian="TR" style:font-weight-asian="bold" style:font-name-complex="Times New Roman1" style:font-weight-complex="bold"/>
    </style:style>
    <style:style style:name="T51" style:family="text">
      <style:text-properties fo:font-weight="bold" officeooo:rsid="0083f865" style:language-asian="tr" style:country-asian="TR" style:font-weight-asian="bold" style:font-name-complex="Times New Roman1" style:font-weight-complex="bold"/>
    </style:style>
    <style:style style:name="T52" style:family="text">
      <style:text-properties fo:font-weight="bold" officeooo:rsid="00632b9b" style:language-asian="tr" style:country-asian="TR" style:font-weight-asian="bold" style:font-name-complex="Times New Roman1" style:font-weight-complex="bold"/>
    </style:style>
    <style:style style:name="T53" style:family="text">
      <style:text-properties fo:font-weight="bold" officeooo:rsid="008f180f" style:language-asian="tr" style:country-asian="TR" style:font-weight-asian="bold" style:font-name-complex="Times New Roman1" style:font-weight-complex="bold"/>
    </style:style>
    <style:style style:name="T54" style:family="text">
      <style:text-properties fo:font-weight="bold" officeooo:rsid="006fa4e9" style:language-asian="tr" style:country-asian="TR" style:font-weight-asian="bold" style:font-name-complex="Times New Roman1" style:font-weight-complex="bold"/>
    </style:style>
    <style:style style:name="T55" style:family="text">
      <style:text-properties fo:font-weight="bold" officeooo:rsid="008042ba" style:language-asian="tr" style:country-asian="TR" style:font-weight-asian="bold" style:font-name-complex="Times New Roman1" style:font-weight-complex="bold"/>
    </style:style>
    <style:style style:name="T56" style:family="text">
      <style:text-properties fo:font-weight="bold" officeooo:rsid="00b32608" style:language-asian="tr" style:country-asian="TR" style:font-weight-asian="bold" style:font-name-complex="Times New Roman1" style:font-weight-complex="bold"/>
    </style:style>
    <style:style style:name="T57" style:family="text">
      <style:text-properties fo:font-weight="bold" officeooo:rsid="00b8fbe9" style:language-asian="tr" style:country-asian="TR" style:font-weight-asian="bold" style:font-name-complex="Times New Roman1" style:font-weight-complex="bold"/>
    </style:style>
    <style:style style:name="T58" style:family="text">
      <style:text-properties fo:font-weight="bold" officeooo:rsid="00ba49e8" style:language-asian="tr" style:country-asian="TR" style:font-weight-asian="bold" style:font-name-complex="Times New Roman1" style:font-weight-complex="bold"/>
    </style:style>
    <style:style style:name="T59" style:family="text">
      <style:text-properties fo:letter-spacing="0.011cm"/>
    </style:style>
    <style:style style:name="T60" style:family="text">
      <style:text-properties officeooo:rsid="001f62ef"/>
    </style:style>
    <style:style style:name="T61" style:family="text">
      <style:text-properties officeooo:rsid="0023f1ec"/>
    </style:style>
    <style:style style:name="T62" style:family="text">
      <style:text-properties officeooo:rsid="0024c625"/>
    </style:style>
    <style:style style:name="T63" style:family="text">
      <style:text-properties fo:font-style="normal" fo:font-weight="bold" officeooo:rsid="00172ad1" style:font-style-asian="normal" style:font-weight-asian="bold" style:font-name-complex="Times New Roman" style:font-weight-complex="bold"/>
    </style:style>
    <style:style style:name="T64" style:family="text">
      <style:text-properties fo:font-style="normal" fo:font-weight="bold" officeooo:rsid="002572b2" style:font-style-asian="normal" style:font-weight-asian="bold" style:font-name-complex="Times New Roman" style:font-weight-complex="bold"/>
    </style:style>
    <style:style style:name="T65" style:family="text">
      <style:text-properties fo:font-style="normal" fo:font-weight="bold" officeooo:rsid="005192be" style:font-style-asian="normal" style:font-weight-asian="bold" style:font-name-complex="Times New Roman" style:font-weight-complex="bold"/>
    </style:style>
    <style:style style:name="T66" style:family="text">
      <style:text-properties fo:font-style="normal" fo:font-weight="bold" officeooo:rsid="00632b9b" style:font-style-asian="normal" style:font-weight-asian="bold" style:font-name-complex="Times New Roman" style:font-weight-complex="bold"/>
    </style:style>
    <style:style style:name="T67" style:family="text">
      <style:text-properties fo:font-style="normal" fo:font-weight="bold" officeooo:rsid="00821128" style:font-style-asian="normal" style:font-weight-asian="bold" style:font-name-complex="Times New Roman" style:font-weight-complex="bold"/>
    </style:style>
    <style:style style:name="T68" style:family="text">
      <style:text-properties fo:font-style="normal" fo:font-weight="bold" officeooo:rsid="006fa4e9" style:font-style-asian="normal" style:font-weight-asian="bold" style:font-name-complex="Times New Roman" style:font-weight-complex="bold"/>
    </style:style>
    <style:style style:name="T69" style:family="text">
      <style:text-properties fo:font-style="normal" fo:font-weight="bold" officeooo:rsid="00ba49e8" style:font-style-asian="normal" style:font-weight-asian="bold" style:font-name-complex="Times New Roman" style:font-weight-complex="bold"/>
    </style:style>
    <style:style style:name="T70" style:family="text">
      <style:text-properties fo:font-style="normal" fo:font-weight="bold" style:font-style-asian="normal" style:font-weight-asian="bold" style:font-name-complex="Times New Roman" style:font-weight-complex="normal"/>
    </style:style>
    <style:style style:name="T71" style:family="text">
      <style:text-properties fo:font-style="normal" fo:font-weight="bold" officeooo:rsid="0024c625" style:font-style-asian="normal" style:font-weight-asian="bold" style:font-name-complex="Times New Roman" style:font-weight-complex="normal"/>
    </style:style>
    <style:style style:name="T72" style:family="text">
      <style:text-properties fo:font-style="normal" fo:font-weight="bold" officeooo:rsid="002572b2" style:font-style-asian="normal" style:font-weight-asian="bold" style:font-name-complex="Times New Roman" style:font-weight-complex="normal"/>
    </style:style>
    <style:style style:name="T73" style:family="text">
      <style:text-properties fo:font-style="normal" fo:font-weight="bold" officeooo:rsid="00275b19" style:font-style-asian="normal" style:font-weight-asian="bold" style:font-name-complex="Times New Roman" style:font-weight-complex="normal"/>
    </style:style>
    <style:style style:name="T74" style:family="text">
      <style:text-properties fo:font-style="normal" fo:font-weight="bold" officeooo:rsid="00298cb2" style:font-style-asian="normal" style:font-weight-asian="bold" style:font-name-complex="Times New Roman" style:font-weight-complex="normal"/>
    </style:style>
    <style:style style:name="T75" style:family="text">
      <style:text-properties fo:font-style="normal" fo:font-weight="bold" officeooo:rsid="002a4e45" style:font-style-asian="normal" style:font-weight-asian="bold" style:font-name-complex="Times New Roman" style:font-weight-complex="normal"/>
    </style:style>
    <style:style style:name="T76" style:family="text">
      <style:text-properties fo:font-style="normal" fo:font-weight="bold" officeooo:rsid="005192be" style:font-style-asian="normal" style:font-weight-asian="bold" style:font-name-complex="Times New Roman" style:font-weight-complex="normal"/>
    </style:style>
    <style:style style:name="T77" style:family="text">
      <style:text-properties fo:font-style="normal" fo:font-weight="normal" style:font-style-asian="normal" style:font-weight-asian="normal" style:font-name-complex="Times New Roman" style:font-weight-complex="normal"/>
    </style:style>
    <style:style style:name="T78" style:family="text">
      <style:text-properties fo:font-style="normal" fo:font-weight="normal" officeooo:rsid="00172ad1" style:font-style-asian="normal" style:font-weight-asian="normal" style:font-name-complex="Times New Roman" style:font-weight-complex="normal"/>
    </style:style>
    <style:style style:name="T79" style:family="text">
      <style:text-properties fo:font-style="normal" fo:font-weight="normal" officeooo:rsid="00275b19" style:font-style-asian="normal" style:font-weight-asian="normal" style:font-name-complex="Times New Roman" style:font-weight-complex="normal"/>
    </style:style>
    <style:style style:name="T80" style:family="text">
      <style:text-properties fo:font-style="normal" fo:font-weight="normal" officeooo:rsid="0023f1ec" style:font-style-asian="normal" style:font-weight-asian="normal" style:font-name-complex="Times New Roman" style:font-weight-complex="normal"/>
    </style:style>
    <style:style style:name="T81" style:family="text">
      <style:text-properties fo:font-style="normal" fo:font-weight="normal" officeooo:rsid="0043c25c" style:font-style-asian="normal" style:font-weight-asian="normal" style:font-name-complex="Times New Roman" style:font-weight-complex="normal"/>
    </style:style>
    <style:style style:name="T82" style:family="text">
      <style:text-properties fo:font-style="normal" fo:font-weight="normal" officeooo:rsid="002572b2" style:font-style-asian="normal" style:font-weight-asian="normal" style:font-name-complex="Times New Roman" style:font-weight-complex="normal"/>
    </style:style>
    <style:style style:name="T83" style:family="text">
      <style:text-properties fo:font-style="normal" fo:font-weight="normal" officeooo:rsid="00455e00" style:font-style-asian="normal" style:font-weight-asian="normal" style:font-name-complex="Times New Roman" style:font-weight-complex="normal"/>
    </style:style>
    <style:style style:name="T84" style:family="text">
      <style:text-properties fo:font-style="normal" fo:font-weight="normal" officeooo:rsid="0047d350" style:font-style-asian="normal" style:font-weight-asian="normal" style:font-name-complex="Times New Roman" style:font-weight-complex="normal"/>
    </style:style>
    <style:style style:name="T85" style:family="text">
      <style:text-properties fo:font-style="normal" fo:font-weight="normal" officeooo:rsid="007390b8" style:font-style-asian="normal" style:font-weight-asian="normal" style:font-name-complex="Times New Roman" style:font-weight-complex="normal"/>
    </style:style>
    <style:style style:name="T86" style:family="text">
      <style:text-properties fo:font-style="normal" fo:font-weight="normal" officeooo:rsid="0089ada2" style:language-asian="tr" style:country-asian="TR" style:font-style-asian="normal" style:font-weight-asian="normal" style:font-name-complex="Times New Roman1" style:font-style-complex="normal" style:font-weight-complex="normal"/>
    </style:style>
    <style:style style:name="T87" style:family="text">
      <style:text-properties fo:font-style="normal" style:font-style-asian="normal" style:font-name-complex="Times New Roman" style:font-weight-complex="normal"/>
    </style:style>
    <style:style style:name="T88" style:family="text">
      <style:text-properties fo:font-style="normal" officeooo:rsid="00172ad1" style:font-style-asian="normal" style:font-name-complex="Times New Roman" style:font-weight-complex="normal"/>
    </style:style>
    <style:style style:name="T89" style:family="text">
      <style:text-properties fo:font-style="normal" officeooo:rsid="00275b19" style:font-style-asian="normal" style:font-name-complex="Times New Roman" style:font-weight-complex="normal"/>
    </style:style>
    <style:style style:name="T90" style:family="text">
      <style:text-properties fo:font-style="normal" officeooo:rsid="0024c625" style:font-style-asian="normal" style:font-name-complex="Times New Roman" style:font-weight-complex="normal"/>
    </style:style>
    <style:style style:name="T91" style:family="text">
      <style:text-properties fo:font-style="normal" officeooo:rsid="0043c25c" style:font-style-asian="normal" style:font-name-complex="Times New Roman" style:font-weight-complex="normal"/>
    </style:style>
    <style:style style:name="T92" style:family="text">
      <style:text-properties fo:font-style="normal" style:language-asian="tr" style:country-asian="TR" style:font-style-asian="normal" style:font-name-complex="Times New Roman1" style:font-weight-complex="normal"/>
    </style:style>
    <style:style style:name="T93" style:family="text">
      <style:text-properties fo:font-style="normal" officeooo:rsid="00496a67" style:language-asian="tr" style:country-asian="TR" style:font-style-asian="normal" style:font-name-complex="Times New Roman1" style:font-weight-complex="normal"/>
    </style:style>
    <style:style style:name="T94" style:family="text">
      <style:text-properties fo:font-style="normal" officeooo:rsid="00443595" style:language-asian="tr" style:country-asian="TR" style:font-style-asian="normal" style:font-name-complex="Times New Roman1" style:font-weight-complex="normal"/>
    </style:style>
    <style:style style:name="T95" style:family="text">
      <style:text-properties fo:font-style="normal" officeooo:rsid="003d13be" style:language-asian="tr" style:country-asian="TR" style:font-style-asian="normal" style:font-name-complex="Times New Roman1" style:font-weight-complex="normal"/>
    </style:style>
    <style:style style:name="T96" style:family="text">
      <style:text-properties fo:font-style="normal" officeooo:rsid="003b129e" style:language-asian="tr" style:country-asian="TR" style:font-style-asian="normal" style:font-name-complex="Times New Roman1" style:font-weight-complex="normal"/>
    </style:style>
    <style:style style:name="T97" style:family="text">
      <style:text-properties fo:font-style="normal" officeooo:rsid="003c9814" style:language-asian="tr" style:country-asian="TR" style:font-style-asian="normal" style:font-name-complex="Times New Roman1" style:font-weight-complex="normal"/>
    </style:style>
    <style:style style:name="T98" style:family="text">
      <style:text-properties fo:font-style="normal" officeooo:rsid="0056ecfa" style:language-asian="tr" style:country-asian="TR" style:font-style-asian="normal" style:font-name-complex="Times New Roman1" style:font-weight-complex="normal"/>
    </style:style>
    <style:style style:name="T99" style:family="text">
      <style:text-properties fo:font-style="normal" officeooo:rsid="007e3d08" style:language-asian="tr" style:country-asian="TR" style:font-style-asian="normal" style:font-name-complex="Times New Roman1" style:font-weight-complex="normal"/>
    </style:style>
    <style:style style:name="T100" style:family="text">
      <style:text-properties fo:font-style="normal" officeooo:rsid="008f180f" style:language-asian="tr" style:country-asian="TR" style:font-style-asian="normal" style:font-name-complex="Times New Roman1" style:font-weight-complex="normal"/>
    </style:style>
    <style:style style:name="T101"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1" style:font-weight-complex="bold"/>
    </style:style>
    <style:style style:name="T102" style:family="text">
      <style:text-properties fo:language="tr" fo:country="TR" fo:font-weight="bold" style:font-weight-asian="bold" style:font-name-complex="Times New Roman" style:font-weight-complex="bold"/>
    </style:style>
    <style:style style:name="T103" style:family="text">
      <style:text-properties fo:language="tr" fo:country="TR" fo:font-weight="bold" officeooo:rsid="0024c625" style:font-weight-asian="bold" style:font-name-complex="Times New Roman" style:font-weight-complex="bold"/>
    </style:style>
    <style:style style:name="T104" style:family="text">
      <style:text-properties fo:language="tr" fo:country="TR" fo:font-weight="bold" officeooo:rsid="0043c25c" style:font-weight-asian="bold" style:font-name-complex="Times New Roman" style:font-weight-complex="bold"/>
    </style:style>
    <style:style style:name="T105" style:family="text">
      <style:text-properties fo:language="tr" fo:country="TR" fo:font-style="normal" fo:font-weight="bold" style:font-style-asian="normal" style:font-weight-asian="bold" style:font-name-complex="Times New Roman" style:font-weight-complex="normal"/>
    </style:style>
    <style:style style:name="T106" style:family="text">
      <style:text-properties fo:language="tr" fo:country="TR" fo:font-style="normal" fo:font-weight="normal" style:font-style-asian="normal" style:font-weight-asian="normal" style:font-name-complex="Times New Roman" style:font-weight-complex="normal"/>
    </style:style>
    <style:style style:name="T107" style:family="text">
      <style:text-properties fo:language="tr" fo:country="TR" fo:font-style="normal" fo:font-weight="normal" officeooo:rsid="004c1294" style:font-style-asian="normal" style:font-weight-asian="normal" style:font-name-complex="Times New Roman" style:font-weight-complex="normal"/>
    </style:style>
    <style:style style:name="T108" style:family="text">
      <style:text-properties fo:language="tr" fo:country="TR" style:font-name-complex="Times New Roman"/>
    </style:style>
    <style:style style:name="T109" style:family="text">
      <style:text-properties fo:language="tr" fo:country="TR" officeooo:rsid="00172ad1" style:font-name-complex="Times New Roman"/>
    </style:style>
    <style:style style:name="T110" style:family="text">
      <style:text-properties fo:language="tr" fo:country="TR" officeooo:rsid="0043c25c" style:font-name-complex="Times New Roman"/>
    </style:style>
    <style:style style:name="T111" style:family="text">
      <style:text-properties fo:language="tr" fo:country="TR" officeooo:rsid="004c1294" style:font-name-complex="Times New Roman"/>
    </style:style>
    <style:style style:name="T112" style:family="text">
      <style:text-properties fo:language="tr" fo:country="TR" officeooo:rsid="00b0e99e" style:font-name-complex="Times New Roman"/>
    </style:style>
    <style:style style:name="T113" style:family="text">
      <style:text-properties officeooo:rsid="002b0bb3"/>
    </style:style>
    <style:style style:name="T114" style:family="text">
      <style:text-properties style:language-asian="tr" style:country-asian="TR" style:font-name-complex="Times New Roman1"/>
    </style:style>
    <style:style style:name="T115" style:family="text">
      <style:text-properties officeooo:rsid="00172ad1" style:language-asian="tr" style:country-asian="TR" style:font-name-complex="Times New Roman1"/>
    </style:style>
    <style:style style:name="T116" style:family="text">
      <style:text-properties officeooo:rsid="002bcdb2" style:language-asian="tr" style:country-asian="TR" style:font-name-complex="Times New Roman1"/>
    </style:style>
    <style:style style:name="T117" style:family="text">
      <style:text-properties officeooo:rsid="00310090" style:language-asian="tr" style:country-asian="TR" style:font-name-complex="Times New Roman1"/>
    </style:style>
    <style:style style:name="T118" style:family="text">
      <style:text-properties officeooo:rsid="0033b636" style:language-asian="tr" style:country-asian="TR" style:font-name-complex="Times New Roman1"/>
    </style:style>
    <style:style style:name="T119" style:family="text">
      <style:text-properties officeooo:rsid="003aa60a" style:language-asian="tr" style:country-asian="TR" style:font-name-complex="Times New Roman1"/>
    </style:style>
    <style:style style:name="T120" style:family="text">
      <style:text-properties officeooo:rsid="0013e64a" style:language-asian="tr" style:country-asian="TR" style:font-name-complex="Times New Roman1"/>
    </style:style>
    <style:style style:name="T121" style:family="text">
      <style:text-properties officeooo:rsid="003b129e" style:language-asian="tr" style:country-asian="TR" style:font-name-complex="Times New Roman1"/>
    </style:style>
    <style:style style:name="T122" style:family="text">
      <style:text-properties officeooo:rsid="0022f6e7" style:language-asian="tr" style:country-asian="TR" style:font-name-complex="Times New Roman1"/>
    </style:style>
    <style:style style:name="T123" style:family="text">
      <style:text-properties officeooo:rsid="003c9814" style:language-asian="tr" style:country-asian="TR" style:font-name-complex="Times New Roman1"/>
    </style:style>
    <style:style style:name="T124" style:family="text">
      <style:text-properties officeooo:rsid="003d13be" style:language-asian="tr" style:country-asian="TR" style:font-name-complex="Times New Roman1"/>
    </style:style>
    <style:style style:name="T125" style:family="text">
      <style:text-properties officeooo:rsid="003d6035" style:language-asian="tr" style:country-asian="TR" style:font-name-complex="Times New Roman1"/>
    </style:style>
    <style:style style:name="T126" style:family="text">
      <style:text-properties officeooo:rsid="00467d30" style:language-asian="tr" style:country-asian="TR" style:font-name-complex="Times New Roman1"/>
    </style:style>
    <style:style style:name="T127" style:family="text">
      <style:text-properties officeooo:rsid="004958df" style:language-asian="tr" style:country-asian="TR" style:font-name-complex="Times New Roman1"/>
    </style:style>
    <style:style style:name="T128" style:family="text">
      <style:text-properties officeooo:rsid="004e8cf1" style:language-asian="tr" style:country-asian="TR" style:font-name-complex="Times New Roman1"/>
    </style:style>
    <style:style style:name="T129" style:family="text">
      <style:text-properties officeooo:rsid="00455e00" style:language-asian="tr" style:country-asian="TR" style:font-name-complex="Times New Roman1"/>
    </style:style>
    <style:style style:name="T130" style:family="text">
      <style:text-properties officeooo:rsid="001c4bd1" style:language-asian="tr" style:country-asian="TR" style:font-name-complex="Times New Roman1"/>
    </style:style>
    <style:style style:name="T131" style:family="text">
      <style:text-properties officeooo:rsid="0047d350" style:language-asian="tr" style:country-asian="TR" style:font-name-complex="Times New Roman1"/>
    </style:style>
    <style:style style:name="T132" style:family="text">
      <style:text-properties officeooo:rsid="0016608b" style:language-asian="tr" style:country-asian="TR" style:font-name-complex="Times New Roman1"/>
    </style:style>
    <style:style style:name="T133" style:family="text">
      <style:text-properties officeooo:rsid="00348da0" style:language-asian="tr" style:country-asian="TR" style:font-name-complex="Times New Roman1"/>
    </style:style>
    <style:style style:name="T134" style:family="text">
      <style:text-properties officeooo:rsid="006bae34" style:language-asian="tr" style:country-asian="TR" style:font-name-complex="Times New Roman1"/>
    </style:style>
    <style:style style:name="T135" style:family="text">
      <style:text-properties officeooo:rsid="008f180f" style:language-asian="tr" style:country-asian="TR" style:font-name-complex="Times New Roman1"/>
    </style:style>
    <style:style style:name="T136" style:family="text">
      <style:text-properties officeooo:rsid="0097ef5f" style:language-asian="tr" style:country-asian="TR" style:font-name-complex="Times New Roman1"/>
    </style:style>
    <style:style style:name="T137" style:family="text">
      <style:text-properties officeooo:rsid="002b0bb3" style:language-asian="tr" style:country-asian="TR" style:font-name-complex="Times New Roman1"/>
    </style:style>
    <style:style style:name="T138" style:family="text">
      <style:text-properties officeooo:rsid="001ab6fb" style:language-asian="tr" style:country-asian="TR" style:font-name-complex="Times New Roman1"/>
    </style:style>
    <style:style style:name="T139" style:family="text">
      <style:text-properties officeooo:rsid="00875977" style:language-asian="tr" style:country-asian="TR" style:font-name-complex="Times New Roman1"/>
    </style:style>
    <style:style style:name="T140" style:family="text">
      <style:text-properties officeooo:rsid="00512536" style:language-asian="tr" style:country-asian="TR" style:font-name-complex="Times New Roman1"/>
    </style:style>
    <style:style style:name="T141" style:family="text">
      <style:text-properties officeooo:rsid="0013588f" style:language-asian="tr" style:country-asian="TR" style:font-name-complex="Times New Roman1"/>
    </style:style>
    <style:style style:name="T142" style:family="text">
      <style:text-properties officeooo:rsid="00443595" style:language-asian="tr" style:country-asian="TR" style:font-name-complex="Times New Roman1"/>
    </style:style>
    <style:style style:name="T143" style:family="text">
      <style:text-properties officeooo:rsid="0014c035" style:language-asian="tr" style:country-asian="TR" style:font-name-complex="Times New Roman1"/>
    </style:style>
    <style:style style:name="T144" style:family="text">
      <style:text-properties officeooo:rsid="006fa4e9" style:language-asian="tr" style:country-asian="TR" style:font-name-complex="Times New Roman1"/>
    </style:style>
    <style:style style:name="T145" style:family="text">
      <style:text-properties officeooo:rsid="004a1f33" style:language-asian="tr" style:country-asian="TR" style:font-name-complex="Times New Roman1"/>
    </style:style>
    <style:style style:name="T146" style:family="text">
      <style:text-properties officeooo:rsid="005e4a91" style:language-asian="tr" style:country-asian="TR" style:font-name-complex="Times New Roman1"/>
    </style:style>
    <style:style style:name="T147" style:family="text">
      <style:text-properties officeooo:rsid="00a43a1d" style:language-asian="tr" style:country-asian="TR" style:font-name-complex="Times New Roman1"/>
    </style:style>
    <style:style style:name="T148" style:family="text">
      <style:text-properties officeooo:rsid="00a7f9fb" style:language-asian="tr" style:country-asian="TR" style:font-name-complex="Times New Roman1"/>
    </style:style>
    <style:style style:name="T149" style:family="text">
      <style:text-properties officeooo:rsid="00b32608" style:language-asian="tr" style:country-asian="TR" style:font-name-complex="Times New Roman1"/>
    </style:style>
    <style:style style:name="T150" style:family="text">
      <style:text-properties officeooo:rsid="00b8fbe9" style:language-asian="tr" style:country-asian="TR" style:font-name-complex="Times New Roman1"/>
    </style:style>
    <style:style style:name="T151" style:family="text">
      <style:text-properties style:language-asian="tr" style:country-asian="TR" style:font-name-complex="Tahoma"/>
    </style:style>
    <style:style style:name="T152" style:family="text">
      <style:text-properties officeooo:rsid="003b129e" style:language-asian="tr" style:country-asian="TR" style:font-name-complex="Tahoma"/>
    </style:style>
    <style:style style:name="T153" style:family="text">
      <style:text-properties officeooo:rsid="004958df" style:language-asian="tr" style:country-asian="TR" style:font-name-complex="Tahoma"/>
    </style:style>
    <style:style style:name="T154" style:family="text">
      <style:text-properties officeooo:rsid="006bae34" style:language-asian="tr" style:country-asian="TR" style:font-name-complex="Tahoma"/>
    </style:style>
    <style:style style:name="T155" style:family="text">
      <style:text-properties officeooo:rsid="00374a74" style:language-asian="tr" style:country-asian="TR"/>
    </style:style>
    <style:style style:name="T156" style:family="text">
      <style:text-properties officeooo:rsid="0014a809" style:language-asian="tr" style:country-asian="TR"/>
    </style:style>
    <style:style style:name="T157" style:family="text">
      <style:text-properties officeooo:rsid="00347560"/>
    </style:style>
    <style:style style:name="T158" style:family="text">
      <style:text-properties officeooo:rsid="00348da0"/>
    </style:style>
    <style:style style:name="T159" style:family="text">
      <style:text-properties officeooo:rsid="0043c25c"/>
    </style:style>
    <style:style style:name="T160" style:family="text">
      <style:text-properties officeooo:rsid="00443595"/>
    </style:style>
    <style:style style:name="T161" style:family="text">
      <style:text-properties officeooo:rsid="0047d350"/>
    </style:style>
    <style:style style:name="T162" style:family="text">
      <style:text-properties fo:font-style="italic" style:text-underline-style="solid" style:text-underline-width="auto" style:text-underline-color="font-color" fo:font-weight="bold" style:font-style-asian="italic" style:font-weight-asian="bold"/>
    </style:style>
    <style:style style:name="T16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4"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65"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66"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font-style-complex="italic" style:font-weight-complex="bold"/>
    </style:style>
    <style:style style:name="T167"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1" style:font-style-complex="italic" style:font-weight-complex="bold"/>
    </style:style>
    <style:style style:name="T168"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169" style:family="text">
      <style:text-properties fo:font-style="italic" fo:font-weight="bold" style:font-style-asian="italic" style:font-weight-asian="bold" style:font-style-complex="italic" style:font-weight-complex="bold"/>
    </style:style>
    <style:style style:name="T170"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71" style:family="text">
      <style:text-properties fo:font-style="italic" fo:font-weight="normal" officeooo:rsid="0078c540" style:language-asian="tr" style:country-asian="TR" style:font-style-asian="italic" style:font-weight-asian="normal" style:font-name-complex="Times New Roman1" style:font-style-complex="italic" style:font-weight-complex="normal"/>
    </style:style>
    <style:style style:name="T172" style:family="text">
      <style:text-properties fo:font-style="italic" fo:font-weight="normal" officeooo:rsid="00b959c4" style:language-asian="tr" style:country-asian="TR" style:font-style-asian="italic" style:font-weight-asian="normal" style:font-name-complex="Times New Roman1" style:font-style-complex="italic" style:font-weight-complex="normal"/>
    </style:style>
    <style:style style:name="T173" style:family="text">
      <style:text-properties fo:font-style="italic" fo:font-weight="normal" officeooo:rsid="00bb46bd" style:language-asian="tr" style:country-asian="TR" style:font-style-asian="italic" style:font-weight-asian="normal" style:font-name-complex="Times New Roman1" style:font-style-complex="italic" style:font-weight-complex="normal"/>
    </style:style>
    <style:style style:name="T174" style:family="text">
      <style:text-properties fo:font-style="italic" fo:font-weight="normal" style:language-asian="tr" style:country-asian="TR" style:font-style-asian="italic" style:font-weight-asian="normal" style:font-name-complex="Times New Roman1" style:font-weight-complex="normal"/>
    </style:style>
    <style:style style:name="T175"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176" style:family="text">
      <style:text-properties fo:font-style="italic" fo:font-weight="normal" officeooo:rsid="00a43a1d" style:font-style-asian="italic" style:font-weight-asian="normal" style:font-style-complex="italic" style:font-weight-complex="normal"/>
    </style:style>
    <style:style style:name="T177" style:family="text">
      <style:text-properties fo:font-style="italic" style:font-style-asian="italic" style:font-style-complex="italic"/>
    </style:style>
    <style:style style:name="T178" style:family="text">
      <style:text-properties fo:font-style="italic" style:language-asian="tr" style:country-asian="TR" style:font-style-asian="italic" style:font-name-complex="Times New Roman1" style:font-style-complex="italic"/>
    </style:style>
    <style:style style:name="T179" style:family="text">
      <style:text-properties fo:font-style="italic" officeooo:rsid="00496a67" style:language-asian="tr" style:country-asian="TR" style:font-style-asian="italic" style:font-name-complex="Times New Roman1" style:font-style-complex="italic" style:font-weight-complex="normal"/>
    </style:style>
    <style:style style:name="T180" style:family="text">
      <style:text-properties fo:font-style="italic" officeooo:rsid="002b0bb3" style:language-asian="tr" style:country-asian="TR" style:font-style-asian="italic" style:font-name-complex="Times New Roman1" style:font-style-complex="italic" style:font-weight-complex="normal"/>
    </style:style>
    <style:style style:name="T181" style:family="text">
      <style:text-properties fo:font-style="italic" officeooo:rsid="003b129e" style:language-asian="tr" style:country-asian="TR" style:font-style-asian="italic" style:font-name-complex="Times New Roman1" style:font-style-complex="italic"/>
    </style:style>
    <style:style style:name="T182" style:family="text">
      <style:text-properties fo:font-style="italic" officeooo:rsid="005192be" style:language-asian="tr" style:country-asian="TR" style:font-style-asian="italic" style:font-name-complex="Times New Roman1" style:font-style-complex="italic"/>
    </style:style>
    <style:style style:name="T183" style:family="text">
      <style:text-properties fo:font-style="italic" officeooo:rsid="0047d350" style:language-asian="tr" style:country-asian="TR" style:font-style-asian="italic" style:font-name-complex="Times New Roman1" style:font-style-complex="italic"/>
    </style:style>
    <style:style style:name="T184" style:family="text">
      <style:text-properties fo:font-style="italic" officeooo:rsid="005915ab" style:language-asian="tr" style:country-asian="TR" style:font-style-asian="italic" style:font-name-complex="Times New Roman1" style:font-style-complex="italic"/>
    </style:style>
    <style:style style:name="T185" style:family="text">
      <style:text-properties fo:font-style="italic" officeooo:rsid="00b32608" style:language-asian="tr" style:country-asian="TR" style:font-style-asian="italic" style:font-name-complex="Times New Roman1" style:font-style-complex="italic"/>
    </style:style>
    <style:style style:name="T186"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187" style:family="text">
      <style:text-properties officeooo:rsid="004c1294"/>
    </style:style>
    <style:style style:name="T188" style:family="text">
      <style:text-properties officeooo:rsid="004d17d8"/>
    </style:style>
    <style:style style:name="T189" style:family="text">
      <style:text-properties officeooo:rsid="005079a5"/>
    </style:style>
    <style:style style:name="T190" style:family="text">
      <style:text-properties officeooo:rsid="006bae34"/>
    </style:style>
    <style:style style:name="T191" style:family="text">
      <style:text-properties style:text-underline-style="solid" style:text-underline-width="auto" style:text-underline-color="font-color"/>
    </style:style>
    <style:style style:name="T192" style:family="text">
      <style:text-properties style:text-underline-style="solid" style:text-underline-width="auto" style:text-underline-color="font-color" officeooo:rsid="006bae34"/>
    </style:style>
    <style:style style:name="T193" style:family="text">
      <style:text-properties officeooo:rsid="008676e7"/>
    </style:style>
    <style:style style:name="T194"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195"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1" style:text-emphasize="none"/>
    </style:style>
    <style:style style:name="T196" style:family="text">
      <style:text-properties officeooo:rsid="0097ef5f"/>
    </style:style>
    <style:style style:name="T197" style:family="text">
      <style:text-properties officeooo:rsid="00a09823"/>
    </style:style>
    <style:style style:name="T198" style:family="text">
      <style:text-properties style:font-name="Abyssinica SIL" style:language-asian="tr" style:country-asian="TR" style:font-name-complex="Times New Roman1"/>
    </style:style>
    <style:style style:name="T199" style:family="text">
      <style:text-properties style:font-name="Abyssinica SIL" officeooo:rsid="0013e64a" style:language-asian="tr" style:country-asian="TR" style:font-name-complex="Times New Roman1"/>
    </style:style>
    <style:style style:name="T200" style:family="text">
      <style:text-properties style:font-name="Abyssinica SIL" officeooo:rsid="003c3a02" style:language-asian="tr" style:country-asian="TR" style:font-name-complex="Times New Roman1"/>
    </style:style>
    <style:style style:name="T201" style:family="text">
      <style:text-properties style:font-name="Abyssinica SIL" officeooo:rsid="004958df" style:language-asian="tr" style:country-asian="TR" style:font-name-complex="Times New Roman1"/>
    </style:style>
    <style:style style:name="T202" style:family="text">
      <style:text-properties officeooo:rsid="0078c540"/>
    </style:style>
    <style:style style:name="T203" style:family="text">
      <style:text-properties officeooo:rsid="00b0e99e"/>
    </style:style>
    <style:style style:name="T204" style:family="text">
      <style:text-properties officeooo:rsid="00b1d6f4"/>
    </style:style>
    <style:style style:name="T205" style:family="text">
      <style:text-properties officeooo:rsid="00b32608"/>
    </style:style>
    <style:style style:name="T206" style:family="text">
      <style:text-properties officeooo:rsid="00b3f9ce"/>
    </style:style>
    <style:style style:name="T207" style:family="text">
      <style:text-properties fo:font-size="12pt" officeooo:rsid="00b32608" style:font-size-asian="12pt" style:font-size-complex="12pt"/>
    </style:style>
    <style:style style:name="T208" style:family="text">
      <style:text-properties fo:font-size="12pt" officeooo:rsid="00b8fbe9" style:font-size-asian="12pt" style:font-size-complex="12pt"/>
    </style:style>
    <style:style style:name="T209" style:family="text">
      <style:text-properties fo:font-size="12pt" officeooo:rsid="005e877f" style:font-size-asian="12pt" style:font-size-complex="12pt"/>
    </style:style>
    <style:style style:name="T210" style:family="text">
      <style:text-properties officeooo:rsid="00b8fbe9"/>
    </style:style>
    <style:style style:name="T211" style:family="text">
      <style:text-properties officeooo:rsid="00b959c4"/>
    </style:style>
    <style:style style:name="T212" style:family="text">
      <style:text-properties officeooo:rsid="005e877f" style:font-name-complex="Times New Roman"/>
    </style:style>
    <style:style style:name="T213" style:family="text">
      <style:text-properties officeooo:rsid="00b8b0f5"/>
    </style:style>
    <style:style style:name="T214" style:family="text">
      <style:text-properties style:font-name="Chilanka" fo:font-size="12pt" fo:font-weight="normal" style:font-size-asian="12pt" style:language-asian="tr" style:country-asian="TR" style:font-weight-asian="normal" style:font-name-complex="Times New Roman1" style:font-size-complex="12pt" style:font-weight-complex="normal"/>
    </style:style>
    <style:style style:name="T215" style:family="text">
      <style:text-properties style:font-name="Chilanka" fo:font-size="12pt" fo:font-weight="normal" officeooo:rsid="00c2b0f9" style:font-size-asian="12pt" style:language-asian="tr" style:country-asian="TR" style:font-weight-asian="normal" style:font-name-complex="Times New Roman1" style:font-size-complex="12pt" style:font-weight-complex="normal"/>
    </style:style>
    <style:style style:name="T216" style:family="text">
      <style:text-properties style:font-name="Chilanka" fo:font-size="12pt" fo:font-weight="normal" officeooo:rsid="00c5822c" style:font-size-asian="12pt" style:language-asian="tr" style:country-asian="TR" style:font-weight-asian="normal" style:font-name-complex="Times New Roman1" style:font-size-complex="12pt" style:font-weight-complex="normal"/>
    </style:style>
    <style:style style:name="T217" style:family="text">
      <style:text-properties style:font-name="Chilanka" fo:font-size="12pt" fo:font-weight="normal" officeooo:rsid="00c537e7" style:font-size-asian="12pt" style:language-asian="tr" style:country-asian="TR" style:font-weight-asian="normal" style:font-name-complex="Times New Roman1" style:font-size-complex="12pt" style:font-weight-complex="normal"/>
    </style:style>
    <style:style style:name="T218" style:family="text">
      <style:text-properties style:font-name="Chilanka" fo:font-size="12pt" fo:font-weight="normal" officeooo:rsid="00cb5772" style:font-size-asian="12pt" style:language-asian="tr" style:country-asian="TR" style:font-weight-asian="normal" style:font-name-complex="Times New Roman1" style:font-size-complex="12pt" style:font-weight-complex="normal"/>
    </style:style>
    <style:style style:name="T219" style:family="text">
      <style:text-properties style:font-name="Chilanka" fo:font-size="12pt" fo:font-weight="normal" officeooo:rsid="00cddedd" style:font-size-asian="12pt" style:language-asian="tr" style:country-asian="TR" style:font-weight-asian="normal" style:font-name-complex="Times New Roman1" style:font-size-complex="12pt" style:font-weight-complex="normal"/>
    </style:style>
    <style:style style:name="T220" style:family="text">
      <style:text-properties style:font-name="Chilanka" fo:font-size="12pt" fo:font-weight="normal" officeooo:rsid="00d55402" style:font-size-asian="12pt" style:language-asian="tr" style:country-asian="TR" style:font-weight-asian="normal" style:font-name-complex="Times New Roman1" style:font-size-complex="12pt" style:font-weight-complex="normal"/>
    </style:style>
    <style:style style:name="T221" style:family="text">
      <style:text-properties style:font-name="Chilanka" fo:font-size="12pt" fo:font-weight="normal" officeooo:rsid="00c5d15f" style:font-size-asian="12pt" style:language-asian="tr" style:country-asian="TR" style:font-weight-asian="normal" style:font-name-complex="Times New Roman1" style:font-size-complex="12pt" style:font-weight-complex="normal"/>
    </style:style>
    <style:style style:name="T222" style:family="text">
      <style:text-properties style:font-name="Chilanka" fo:font-size="12pt" style:font-size-asian="12pt" style:language-asian="tr" style:country-asian="TR" style:font-name-complex="Times New Roman1" style:font-size-complex="12pt"/>
    </style:style>
    <style:style style:name="T223" style:family="text">
      <style:text-properties style:font-name="Chilanka" fo:font-size="12pt" officeooo:rsid="00c5822c" style:font-size-asian="12pt" style:language-asian="tr" style:country-asian="TR" style:font-name-complex="Times New Roman1" style:font-size-complex="12pt"/>
    </style:style>
    <style:style style:name="T224" style:family="text">
      <style:text-properties style:font-name="Chilanka" fo:font-size="12pt" officeooo:rsid="00c5d15f" style:font-size-asian="12pt" style:language-asian="tr" style:country-asian="TR" style:font-name-complex="Times New Roman1" style:font-size-complex="12pt"/>
    </style:style>
    <style:style style:name="T225" style:family="text">
      <style:text-properties style:font-name="Chilanka" fo:font-size="12pt" fo:font-weight="bold" style:font-size-asian="12pt" style:language-asian="tr" style:country-asian="TR" style:font-weight-asian="bold" style:font-name-complex="Times New Roman1" style:font-size-complex="12pt" style:font-weight-complex="bold"/>
    </style:style>
    <style:style style:name="T226" style:family="text">
      <style:text-properties officeooo:rsid="00d55402"/>
    </style:style>
    <style:style style:name="T227" style:family="text">
      <style:text-properties officeooo:rsid="00cddedd"/>
    </style:style>
    <style:style style:name="T228" style:family="text">
      <style:text-properties officeooo:rsid="00bc46ac"/>
    </style:style>
    <style:style style:name="T229" style:family="text">
      <style:text-properties officeooo:rsid="00bcb1a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BELİRLİ SÜRELİ KİRA SÖZLEŞMESİ</text:p>
      <text:p text:style-name="P14"><text:span text:style-name="T32">MADDE </text:span><text:span text:style-name="T33">1<text:tab/></text:span><text:span text:style-name="T77">Tanım</text:span><text:span text:style-name="T79">lar</text:span><text:span text:style-name="T77">: </text:span><text:span text:style-name="T78">İ</text:span><text:span text:style-name="T79">şbu sözleşmede adı geçen; </text:span><text:span text:style-name="T63">Kiraya veren</text:span><text:span text:style-name="T78">; </text:span><text:span text:style-name="T81">mecurun</text:span><text:span text:style-name="T78"> sahibi</text:span><text:span text:style-name="T79">ni</text:span><text:span text:style-name="T78"> ve/veya vekili</text:span><text:span text:style-name="T79">ni</text:span><text:span text:style-name="T78">, </text:span><text:span text:style-name="T63">Kiracı;</text:span><text:span text:style-name="T88"> </text:span><text:span text:style-name="T91">mecuru</text:span><text:span text:style-name="T88"> kiralama hak</text:span><text:span text:style-name="T90">k</text:span><text:span text:style-name="T88">ını belirli bir ücret karşılığında </text:span><text:span text:style-name="T91">belirli bir süre</text:span><text:span text:style-name="T88"> kabul <text:s/>eden gerçek veya tüzel kişi</text:span><text:span text:style-name="T89">yi</text:span><text:span text:style-name="T79"> ifade eder. </text:span><text:span text:style-name="T3">İşbu k</text:span>ira sözleşme<text:span text:style-name="T197">yle</text:span>, kiraya veren , <text:span text:style-name="T27">bu sözleşmede özellikleri belirtilen mecurun</text:span> kullanı<text:span text:style-name="T160">mını,</text:span> <text:span text:style-name="T159">belli bir süre için, belirlenen fiyatla</text:span> kiracıya bırak<text:span text:style-name="T197">ır</text:span>.</text:p>
      <text:p text:style-name="P32"><text:span text:style-name="T104">M</text:span><text:span text:style-name="T102">ADDE </text:span><text:span text:style-name="T103">2<text:tab/></text:span><text:span text:style-name="T105">Kira süresi:</text:span><text:span text:style-name="T106"> </text:span><text:span text:style-name="T107">İşbu s</text:span><text:span text:style-name="T108">özleşme, belirli süre</text:span><text:span text:style-name="T110">lidir</text:span><text:span text:style-name="T109"> ve <text:s/>k</text:span><text:span text:style-name="T108">ararlaştırılan sürenin </text:span><text:span text:style-name="T112">sonunda</text:span><text:span text:style-name="T108"> herhangi bir bildirim olmaksızın, </text:span><text:span text:style-name="T111"><text:s/>sözleşmeden doğan haklar saklı kalmak şartıyla,</text:span><text:span text:style-name="T108"> sona ere</text:span><text:span text:style-name="T109">r. </text:span></text:p>
      <text:p text:style-name="P15"><text:span text:style-name="T38">M</text:span><text:span text:style-name="T32">ADDE 3 <text:tab/></text:span><text:span text:style-name="T70">Vergi ve benzeri yükümlülüklere katlanma borcu : </text:span>Kiralanana <text:span text:style-name="T187">ait, kültür, arsa, bina vergileri kiraya veren ;</text:span> <text:span text:style-name="T189">kira stopaj </text:span>vergi<text:span text:style-name="T62">si, çevre temizlik vergisi </text:span>ve benzeri yükümlülükler <text:span text:style-name="T27">kiracı tarafından ödenecektir. </text:span><text:span text:style-name="T115">Kiracı elektrik, su, </text:span><text:span text:style-name="T117">aidat</text:span><text:span text:style-name="T115"> vb. abone gerektiren işlemlerde, kira başlangıcında abonelikleri üzerine alacaktır ve kira müddeti boyunca bu </text:span><text:span text:style-name="T118">aboneliklere ait</text:span><text:span text:style-name="T115"> giderler kiracıya aittir.</text:span></text:p>
      <text:p text:style-name="P14"><text:span text:style-name="T32">MADDE </text:span><text:span text:style-name="T33">4 <text:tab/></text:span><text:span text:style-name="T71">Yan giderlere katlanma borcu</text:span><text:span text:style-name="T32"> : </text:span>Kira<text:span text:style-name="T27">cı</text:span>, kiralananın kullanımıyla ilgili olmak üzere, kendisi veya üçüncü kişi tarafından yapılan yan giderlere katlanmakla yükümlüdür.</text:p>
      <text:p text:style-name="P16"><text:span text:style-name="T32">MADDE </text:span><text:span text:style-name="T33">5<text:tab/></text:span><text:span text:style-name="T71">Kiralananın teslim anında </text:span><text:span text:style-name="T74">ve </text:span><text:span text:style-name="T71">sonra</text:span><text:span text:style-name="T74">sı</text:span><text:span text:style-name="T71"> ayıplı hâle gelmesinden sorumluluk</text:span><text:span text:style-name="T32"> <text:tab/></text:span></text:p>
      <text:list xml:id="list2471926683" text:style-name="WWNum3">
        <text:list-header>
          <text:p text:style-name="P70"><text:span text:style-name="T14">İşbu </text:span><text:span text:style-name="T16">sözleşme aynı zamanda teslim tutanağı hükmünde olup,</text:span><text:span text:style-name="T14"> sözleşme</text:span><text:span text:style-name="T15">nin imzalanması ile </text:span><text:span text:style-name="T14">kiracı, kiralananı sağlam, ayıpsız ve eksiksiz olarak teslim aldığını kabul etmiştir. </text:span><text:span text:style-name="T13">Taşınmazda bulunan tuvalet, la</text:span><text:bookmark text:name="_GoBack"/><text:span text:style-name="T13">vabo <text:s/>banyo, vb. malzemeler kiracıya sağlam olarak teslim edilmiştir ve kira bitiminde kiracı bu malzemeleri sağlam ve eksiksiz olarak teslim etmekle yükümlüdür. Malzemelerde hasar oluşması durumunda kiracı ödemekle yükümlüdür. </text:span><text:span text:style-name="T16">Mecurun kullanılması sırasında oluşabilecek her türlü arıza, hasar vb. giderler kiracıya aittir. </text:span><text:span text:style-name="T27">Kiracının, mecurun teslimi sonrası, kendi ihtiyaçları doğrultusunda ortaya çıkabilecek ve eksik olarak tanımlayacağı şeylerin sorumluluğu kiracıya aittir. </text:span></text:p>
        </text:list-header>
      </text:list>
      <text:p text:style-name="P14"><text:span text:style-name="T32">MADDE </text:span><text:span text:style-name="T37">6</text:span><text:span text:style-name="T33"><text:tab/></text:span><text:span text:style-name="T71">Kira bedelinin indirilmesi</text:span><text:span text:style-name="T32"> : </text:span>Kiracı, <text:span text:style-name="T28">kira süresi boyunca ve sonrasında, sözleşmede belirlenen kira bedelinde, mucbir sebepler dahil, herhangi bir sebeple </text:span>indirim yapılmasını isteye<text:span text:style-name="T28">mez</text:span>. <text:span text:style-name="T203">İşbu sözleşme pandemi koşulları göz önünde bulundurularak imzalanmıştır.</text:span></text:p>
      <text:p text:style-name="P14"><text:span text:style-name="T32">MADDE </text:span><text:span text:style-name="T39">7</text:span><text:span text:style-name="T33"><text:tab/></text:span><text:span text:style-name="T71">Kira bedelini ödeme borcu,</text:span><text:span text:style-name="T32"> </text:span><text:span text:style-name="T36">ifa zamanı, kiracının temerrüdü</text:span><text:span text:style-name="T32"><text:tab/><text:tab/></text:span></text:p>
      <text:list xml:id="list122037741240465" text:continue-numbering="true" text:style-name="WWNum3">
        <text:list-header>
          <text:p text:style-name="P72"><text:span text:style-name="T137">Kira bedeli nettir. <text:s/></text:span><text:span text:style-name="T114">Sözleşme</text:span><text:span text:style-name="T137">de</text:span><text:span text:style-name="T114"> </text:span><text:span text:style-name="T137">belirtilen kira bedeli</text:span><text:span text:style-name="T114">, vergiler düşüldükten sonra </text:span><text:span text:style-name="T137">kiralayana </text:span><text:span text:style-name="T114">ödene</text:span><text:span text:style-name="T137">cek</text:span><text:span text:style-name="T114"> </text:span><text:span text:style-name="T118">net </text:span><text:span text:style-name="T114">miktardır. </text:span><text:span text:style-name="T137">Kira stopaj vergisi kiracı tarafından, </text:span><text:span text:style-name="T118">kiraya veren adına </text:span><text:span text:style-name="T137">ödenecektir. Her türlü resim vergi ve harçlar, ÇTV, stopaj vergisi ve kira süresi içerisinde ortaya çıkabilecek her türlü resmi ödemeler, vergi ve harçlar kiracı tarafından ödenecektir.</text:span><text:span text:style-name="T114"> Kiracı, kira bedelini </text:span><text:span text:style-name="T138">( kira bedeli aylık ödemeli yapılacaksa her ayın </text:span><text:span text:style-name="T139">1</text:span><text:span text:style-name="T140">. günü</text:span><text:span text:style-name="T138"> peşin </text:span><text:span text:style-name="T139">olarak</text:span><text:span text:style-name="T138"> )</text:span><text:span text:style-name="T114"> ve yan giderleri,</text:span><text:span text:style-name="T138"> </text:span><text:span text:style-name="T139">peşin </text:span><text:span text:style-name="T114">ödemekle yükümlüdür. </text:span><text:span text:style-name="T125">Ki</text:span><text:span text:style-name="T138">ra ödemeleri kiraya verene ait banka hesabına yatırılacaktır. </text:span><text:span text:style-name="T114">İşbu sö</text:span><text:span text:style-name="T141">z</text:span><text:span text:style-name="T114">leşme</text:span><text:span text:style-name="T121">de belirlenen</text:span><text:span text:style-name="T114"> kira bedeli</text:span><text:span text:style-name="T121">nin ödeme vadesi </text:span><text:span text:style-name="T124">sözleşme düzenleme </text:span><text:span text:style-name="T121">tarihidir.</text:span><text:span text:style-name="T114"> Ödeme çek veya senet ile taahhüt edilmiş ise ödemenin zamanında <text:s/>ödenmemesi durumunda, </text:span><text:span text:style-name="T194">müteakip bonolarda muacceliyet kesbedece</text:span><text:span text:style-name="T195">k</text:span><text:span text:style-name="T194">,</text:span><text:span text:style-name="T114"> </text:span><text:span text:style-name="T124">çek veya senedin ödeme vadesi, sözleşme düzenleme tarihi olarak kabul edilecektir </text:span><text:span text:style-name="T142">ve</text:span><text:span text:style-name="T124"> </text:span><text:span text:style-name="T114"><text:s/></text:span><text:span text:style-name="T142">k</text:span><text:span text:style-name="T124">iracı </text:span><text:span text:style-name="T142">geçmiş ve </text:span><text:span text:style-name="T124">o</text:span><text:span text:style-name="T114">turduğu süreye ait kira borcunu, </text:span><text:span text:style-name="T121">geçen her gün için, yıllık kira bedelinin yüzde </text:span><text:span text:style-name="T124">biri</text:span><text:span text:style-name="T121"> oranında </text:span><text:span text:style-name="T124">(%1)</text:span><text:span text:style-name="T121"> </text:span><text:span text:style-name="T123">günlük </text:span><text:span text:style-name="T121">ceza bedeli </text:span><text:span text:style-name="T124">ile birlikte</text:span><text:span text:style-name="T121"> ödemeyi</text:span><text:span text:style-name="T114"> peşinen kabul ve taahhüt eder.</text:span></text:p>
        </text:list-header>
      </text:list>
      <text:p text:style-name="P14"><text:span text:style-name="T32">MADDE </text:span><text:span text:style-name="T40">8</text:span><text:span text:style-name="T34"><text:tab/></text:span><text:span text:style-name="T72">Temizlik ve bakım giderlerini ödeme borcu</text:span> : Kiracı, kiralananın olağan kullanımı için gerekli temizlik, bakım <text:span text:style-name="T203">vb.</text:span> giderleri ödemekle yükümlüdür.</text:p>
      <text:p text:style-name="P14"><text:span text:style-name="T32">MADDE </text:span><text:span text:style-name="T40">9</text:span><text:span text:style-name="T34"><text:tab/></text:span><text:span text:style-name="T37">K</text:span><text:span text:style-name="T72">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59">önce kiracıya bildirmek ve bunların </text:span>yapıldığı sırada kiracının yararlarını göz önünde tutmak zorundadır. </text:p>
      <text:p text:style-name="P25"><text:span text:style-name="T32">MADD</text:span><text:span text:style-name="T42">E 10 </text:span><text:span text:style-name="T64">Kira</text:span><text:span text:style-name="T72">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25">Kiracı, <text:span text:style-name="T188">mecurda bir değişiklik yapmak isterse bu ek bir sözleşme ile belirlenmelidir.</text:span> Kiracı, kiraya verenin rızasıyla yaptığı yenilik ve değişiklikler sebebiyle kiralananda ortaya çıka<text:span text:style-name="T188">bilecek</text:span> </text:p>
      <text:p text:style-name="P3"/>
      <text:p text:style-name="P3">KİRAYA VEREN<text:tab/>KİRACI<text:tab/></text:p>
      <text:p text:style-name="P6"><text:tab/><text:tab/><text:tab/><text:tab/><text:tab/><text:span text:style-name="T205">E</text:span><text:span text:style-name="T210">ZİS İNŞ.SAN.TİC.LTD.ŞTİ. Yetkili İrfan SOYLU</text:span><text:span text:style-name="T205"><text:tab/><text:tab/><text:tab/><text:tab/><text:tab/><text:tab/></text:span><text:span text:style-name="T210">TOKAT VD 384 074 1866 </text:span></text:p>
      <text:p text:style-name="P25"><text:soft-page-break/><text:span text:style-name="T114">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19">Aksi bir sözleşme ile kararlaştır</text:span><text:span text:style-name="T135">ı</text:span><text:span text:style-name="T119">lmamışsa, </text:span><text:span text:style-name="T116">Kiracı, kira bitiminde yaptığı bu tip imalatları sökemez, çıkaramaz, kıramaz. Kiracı bu tip imalatları sağlam olarak kiraya verene teslim etmekle yükümlüdür. </text:span></text:p>
      <text:p text:style-name="P14"><text:span text:style-name="T42">MADDE 11</text:span><text:span text:style-name="T34"><text:tab/></text:span><text:span text:style-name="T72">Alt kira ve kullanım hakkının devri, </text:span><text:span text:style-name="T64">Kira ilişkisinin devri</text:span><text:span text:style-name="T32"> : </text:span>Kiracı, kiraya verenin yazılı rızası olmadıkça, kiralananı başkasına kiralayamayacağı gibi, kullanım hakkını da, kira ilişkisini <text:span text:style-name="T160">de</text:span> başkasına devredemez. </text:p>
      <text:p text:style-name="P14"><text:span text:style-name="T32">MADDE </text:span><text:span text:style-name="T34">1</text:span><text:span text:style-name="T41">2</text:span><text:span text:style-name="T34"><text:tab/></text:span><text:span text:style-name="T72">Kiralananın kullanılmaması</text:span><text:span text:style-name="T32"> :</text:span><text:span text:style-name="T2"> </text:span><text:span text:style-name="T8">Normal veya mucbir bir sebeple, m</text:span><text:span text:style-name="T6">ecur</text:span> kullanılmasa veya sınırlı olarak kullanılsa bile kiracı, kira bedelini ödemekle yükümlüdür. <text:span text:style-name="T196">İşbu sözleşme pandemi koşulları göz önünde bulundurularak düzenlenmiştir.</text:span></text:p>
      <text:p text:style-name="P14"><text:span text:style-name="T32">MADDE </text:span><text:span text:style-name="T37">1</text:span><text:span text:style-name="T41">3</text:span><text:span text:style-name="T34"><text:tab/></text:span><text:span text:style-name="T72">Kiralananın sözleşmenin bitiminden önce geri verilmesi</text:span><text:span text:style-name="T32"> <text:s/>: </text:span>Kiracı, sözleşme süresine veya fesih dönemine uymaksızın kiralananı geri verdiği takdirde, kira sözleşmesinden doğan borçları, <text:span text:style-name="T29">sözleşme bitim süresine kadar olan dönem boyunca devam eder. Bu gibi durumlarda kiracı, kiralananı başkasına devredemez. Kiraya veren, k</text:span>iralananın <text:span text:style-name="T157">güncel</text:span> koşullarla kiraya verilebileceği <text:span text:style-name="T29">yeni bir kiracı bulması </text:span>h<text:span text:style-name="T196">a</text:span>linde, kiracının kira sözleşmesinden doğan borçları sona erer. <text:s/><text:span text:style-name="T196">Kiracı sözleşmede belirtilen şartlarda, kiralananı kullanmasa bile, kira borcunu ödemekle yükümlüdür.</text:span></text:p>
      <text:p text:style-name="P17"><text:span text:style-name="T32">MADDE </text:span><text:span text:style-name="T37">1</text:span><text:span text:style-name="T41">4</text:span><text:span text:style-name="T34"><text:tab/></text:span><text:span text:style-name="T70">Sözleşmenin sona ermesi</text:span><text:span text:style-name="T2"> : </text:span><text:span text:style-name="T4">İşbu sözleşme, belirli süreli bir sözleşmedir. K</text:span>ira sözleşmesi bu sürenin sonunda kendiliğinden sona erer. <text:span text:style-name="T188">Kiracı kiralananı sözleşme bitim tarihinde boşaltmakla yükümlüdür.</text:span><text:span text:style-name="T87"> </text:span><text:span text:style-name="T98">K</text:span><text:span text:style-name="T95">iracı, </text:span><text:span text:style-name="T98">mecuru boşaltmadığı takdirde, </text:span><text:span text:style-name="T95"><text:s/></text:span><text:span text:style-name="T94">geçmiş ve </text:span><text:span text:style-name="T95">o</text:span><text:span text:style-name="T92">turduğu süreye ait kira borcunu, </text:span><text:span text:style-name="T96">geçen her gün için, yıllık kira bedelinin yüzde </text:span><text:span text:style-name="T95">biri</text:span><text:span text:style-name="T96"> oranında </text:span><text:span text:style-name="T95">(%1)</text:span><text:span text:style-name="T96"> </text:span><text:span text:style-name="T97">günlük </text:span><text:span text:style-name="T96">ceza bedeli </text:span><text:span text:style-name="T95">ile birlikte</text:span><text:span text:style-name="T96"> ödemeyi</text:span><text:span text:style-name="T92"> peşinen kabul ve taahhüt eder.</text:span></text:p>
      <text:p text:style-name="P14"><text:span text:style-name="T32">MADDE </text:span><text:span text:style-name="T37">1</text:span><text:span text:style-name="T41">5</text:span><text:span text:style-name="T32"><text:tab/></text:span><text:span text:style-name="T70">Kiracının iflası </text:span><text:span text:style-name="T75">ve ölümü : </text:span>Kiracı, kiralananın tesliminden sonra iflas eder <text:span text:style-name="T188">veya</text:span> <text:s/>öl<text:span text:style-name="T188">ürse, ö</text:span>len kiracının <text:span text:style-name="T61">mirasçıları ve </text:span>ortakları veya bu ortakların aynı meslek ve sanatı yürüten mirasçıları <text:span text:style-name="T30"><text:s/>kiranın devam etmesine yönelik istekleri, bu sözleşmeye bağlı olarak geçersizdir. </text:span><text:span text:style-name="T80">Kiracının ölümü ile bu sözleşmedeki </text:span><text:span text:style-name="T77">“Kiralananın sözleşmenin bitiminden önce geri verilmesi” </text:span><text:span text:style-name="T80">maddesinde belirtilen şartlar uygulanır. </text:span><text:span text:style-name="T30">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8"><text:span text:style-name="T32">MADDE </text:span><text:span text:style-name="T37">1</text:span><text:span text:style-name="T41">6</text:span><text:span text:style-name="T35"><text:tab/></text:span><text:span text:style-name="T73">Kiralananın geri verilmesi</text:span><text:span text:style-name="T32"> <text:tab/>:</text:span><text:span text:style-name="T2"> “</text:span><text:span text:style-name="T82">Kiralananda yenilik ve değişiklik yapılması“ </text:span><text:span text:style-name="T83">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57">de</text:span>, sözleşmeye aykırı kullanmadan doğacak zararları giderme<text:span text:style-name="T31">kle yükümlüdür.</text:span> </text:p>
      <text:p text:style-name="P14"><text:span text:style-name="T32">MADDE </text:span><text:span text:style-name="T37">1</text:span><text:span text:style-name="T41">7</text:span><text:span text:style-name="T35"><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3"/>
      <text:p text:style-name="P2">KİRAYA VEREN<text:tab/>KİRACI<text:tab/></text:p>
      <text:p text:style-name="P6"><text:span text:style-name="T205"><text:tab/><text:tab/><text:tab/><text:tab/><text:tab/>E</text:span><text:span text:style-name="T210">ZİS İNŞ.SAN.TİC.LTD.ŞTİ. Yetkili İrfan SOYLU</text:span><text:span text:style-name="T205"><text:tab/><text:tab/><text:tab/><text:tab/><text:tab/><text:tab/></text:span><text:span text:style-name="T210">TOKAT VD 384 074 1866 </text:span></text:p>
      <text:p text:style-name="P19"><text:soft-page-break/><text:span text:style-name="T32">MADDE </text:span><text:span text:style-name="T41">18</text:span><text:span text:style-name="T35"><text:tab/></text:span><text:span text:style-name="T73">Kullanma giderleri</text:span><text:span text:style-name="T32"> : </text:span>Kiracı, ısıtma, aydınlatma ve su gibi kullanma giderlerine katlan<text:span text:style-name="T204">ır ve</text:span> bu giderleri ispat edici belgelerin birer örneğini, istem üzerine diğer tarafa vermek zorundadır. </text:p>
      <text:p text:style-name="P26"><text:span text:style-name="T32">MADDE </text:span><text:span text:style-name="T37">1</text:span><text:span text:style-name="T41">9</text:span><text:span text:style-name="T35"><text:tab/></text:span><text:span text:style-name="T73">Kiracının güvence vermesi</text:span><text:span text:style-name="T32"> <text:tab/>: </text:span><text:span text:style-name="T5">K</text:span>iracı <text:span text:style-name="T206">belirlenen </text:span>güvence <text:span text:style-name="T206">bedelini öder ve tahliyede kiracının herhangi bir borcu olmadığı durumda bu bedel aynı miktarda iade edilir.</text:span></text:p>
      <text:p text:style-name="P20"><text:span text:style-name="T32">MADDE </text:span><text:span text:style-name="T37">2</text:span><text:span text:style-name="T41">0</text:span><text:span text:style-name="T35"> <text:tab/></text:span><text:span text:style-name="T73">Kira </text:span><text:span text:style-name="T76">Yıllık Artış Oranı</text:span><text:span text:style-name="T32"> </text:span><text:span text:style-name="T35">ve </text:span><text:span text:style-name="T73">Belirlenmesi<text:tab/>: </text:span><text:span text:style-name="T211">Uy</text:span>gulanacak <text:span text:style-name="T161">yıllık kira artış oranı</text:span>, <text:span text:style-name="T157">yıllık tüketici </text:span>fiyat endeksin<text:span text:style-name="T211">in </text:span><text:span text:style-name="T157">(TÜFE)</text:span> <text:span text:style-name="T60"><text:s/>altında olmamak</text:span> koşuluyla <text:span text:style-name="T113">yapılacaktır.</text:span>. </text:p>
      <text:p text:style-name="P21"><text:span text:style-name="T45">MADDE </text:span><text:span text:style-name="T46">2</text:span><text:span text:style-name="T47">1</text:span><text:span text:style-name="T46"> <text:tab/></text:span><text:span text:style-name="T48">Sözleşmenin feshi : </text:span><text:span text:style-name="T114">İşbu sözleşmenin herhangi bir maddesinin ihlali ile </text:span><text:span text:style-name="T128">veya süre bitiminde</text:span><text:span text:style-name="T114">, </text:span><text:span text:style-name="T125">kiraya verenin hakları saklı kalmak şartıyla</text:span><text:span text:style-name="T114"> sözleşme fesh edilir ve kiracı mecuru hiçbir ihtara gerek kalmadan boşaltma</text:span><text:span text:style-name="T129">yı kabul ve taahhüt etmiştir.</text:span><text:span text:style-name="T114">. </text:span></text:p>
      <text:list xml:id="list122039798755640" text:continue-numbering="true" text:style-name="WWNum3">
        <text:list-header>
          <text:p text:style-name="P71"><text:span text:style-name="T45">MADDE </text:span><text:span text:style-name="T46">2</text:span><text:span text:style-name="T47">2</text:span><text:span text:style-name="T48"><text:tab/>Kefil ve şahit : </text:span><text:span text:style-name="T114">Kefil </text:span><text:span text:style-name="T129">ve şahit</text:span><text:span text:style-name="T114">, bu sözleşmeye attığı imza ile, sözleşme şartlarına uyulmaması </text:span><text:span text:style-name="T124">ve/veya bu sözleşmeyle bağlantılı tahliye taahhütnamesi vb. belgeler</text:span><text:span text:style-name="T114"> ile ortaya çıkabilecek her türlü maddi ve manevi zararların karşılanması hususunda, müteselsilen sorumlu olduğunu kabul ve beyan etmiştir. Kefil </text:span><text:span text:style-name="T130">ve Şahit</text:span><text:span text:style-name="T114">, sözleşmeyi imzalayan kişinin, </text:span><text:span text:style-name="T135">s</text:span><text:span text:style-name="T114">özleşmede adı geçen kişi olduğuna şahitlik ettiğini kabul ve beyan e</text:span><text:span text:style-name="T148">tmiştir.</text:span><text:span text:style-name="T114"> </text:span></text:p>
          <text:p text:style-name="P73"><text:span text:style-name="T47">MADDE 23<text:tab/>Yetkili mercii ve tebligat :</text:span><text:span text:style-name="T17"> İşbu </text:span><text:span text:style-name="T129"><text:s/>sözleşmede belirtilen adresler tarafların tebligat adresleri olarak da belirlenmiş olup her türlü tebligatın bu adreslere yapılabileceği taraflarca kabul edilmişti</text:span><text:span text:style-name="T131">r.</text:span><text:span text:style-name="T129"> Taraflar, anlaşmazlık vuku</text:span><text:span text:style-name="T131">unda</text:span><text:span text:style-name="T129">, T.C. Tokat Mahkeme ve İcra Dairelerinin selahiyetini </text:span><text:span text:style-name="T128">şimdiden </text:span><text:span text:style-name="T129">kabul ve beyan etmiştir. </text:span></text:p>
          <text:list>
            <text:list-item>
              <text:list>
                <text:list-item>
                  <text:list>
                    <text:list-item>
                      <text:list>
                        <text:list-item>
                          <text:list>
                            <text:list-item>
                              <text:list>
                                <text:list-header>
                                  <text:p text:style-name="P74"/>
                                  <text:list>
                                    <text:list-header>
                                      <text:p text:style-name="P73"><text:span text:style-name="T114">İşbu akit, </text:span><text:span text:style-name="T131">3</text:span><text:span text:style-name="T132"> sayfa,</text:span><text:span text:style-name="T133"> 2</text:span><text:span text:style-name="T129">3</text:span><text:span text:style-name="T133"> madde </text:span><text:span text:style-name="T129">ve kiraya veren, kiracı, kiralanan ve kira hakkında detaylardan</text:span><text:span text:style-name="T133"> </text:span><text:span text:style-name="T132">oluşur ve </text:span><text:span text:style-name="T131">1</text:span><text:span text:style-name="T114"> nüsha halinde tanzim edilmiş olup, taraflarca </text:span><text:span text:style-name="T129">okunarak, </text:span><text:span text:style-name="T114">kabul edilmiş ve imzalanmıştır.</text:span></text:p>
                                    </text:list-header>
                                  </text:list>
                                </text:list-header>
                              </text:list>
                            </text:list-item>
                          </text:list>
                        </text:list-item>
                      </text:list>
                    </text:list-item>
                  </text:list>
                </text:list-item>
              </text:list>
            </text:list-item>
          </text:list>
        </text:list-header>
      </text:list>
      <text:p text:style-name="P9"/>
      <text:p text:style-name="P23"><text:span text:style-name="T168">Sözleşmenin<text:tab/>:</text:span><text:span text:style-name="T186"> </text:span><text:span text:style-name="T181">Düzenleme Tarihi</text:span><text:span text:style-name="T182"><text:tab/></text:span><text:span text:style-name="T121">: </text:span><text:span text:style-name="T49"><text:s/></text:span><text:span text:style-name="T58">31 Aralık</text:span><text:span text:style-name="T51"> </text:span><text:span text:style-name="T49">20</text:span><text:span text:style-name="T52">2</text:span><text:span text:style-name="T50">1</text:span><text:span text:style-name="T49"> <text:s/></text:span><text:span text:style-name="T84"><text:s/><text:tab/></text:span><text:span text:style-name="T85">Düzenleme No: </text:span><text:span text:style-name="T65">20</text:span><text:span text:style-name="T66">2</text:span><text:span text:style-name="T67">1</text:span><text:span text:style-name="T69">1231</text:span><text:span text:style-name="T68">-00</text:span><text:span text:style-name="T69">9</text:span></text:p>
      <text:p text:style-name="P23"><text:span text:style-name="T165">Kiraya Veren<text:tab/>: </text:span><text:span text:style-name="T178">Adı Soyadı</text:span><text:span text:style-name="T114"><text:tab/>: </text:span><text:span text:style-name="T136"><text:tab/><text:tab/></text:span><text:span text:style-name="T114"><text:tab/><text:tab/></text:span><text:span text:style-name="T170">TC Kimlik No</text:span><text:span text:style-name="T13"><text:tab/>: </text:span></text:p>
      <text:p text:style-name="P10"/>
      <text:p text:style-name="P10">Kiracı<text:tab/></text:p>
      <text:p text:style-name="P31"><text:span text:style-name="T178">Adı Soyadı</text:span><text:span text:style-name="T114"><text:tab/>: </text:span><text:span text:style-name="T20">E</text:span><text:span text:style-name="T22">ZİS İNŞ.SAN.TİC.LTD.ŞTİ. - Yetkili İrfan SOYLU</text:span><text:span text:style-name="T20"><text:tab/><text:tab/><text:tab/><text:tab/></text:span><text:span text:style-name="T19"><text:tab/></text:span></text:p>
      <text:p text:style-name="P31"><text:span text:style-name="T185">T</text:span><text:span text:style-name="T178">C Kimlik No</text:span><text:span text:style-name="T114"><text:tab/>: <text:s/></text:span><text:span text:style-name="T22">TOKAT VD 384 074 1866</text:span></text:p>
      <text:p text:style-name="P29"><text:span text:style-name="T183">Tebligat </text:span><text:span text:style-name="T178">Adres</text:span><text:span text:style-name="T114">:</text:span><text:span text:style-name="T147"> </text:span><text:span text:style-name="T150">Bedestenlioğlu OSB Mah. Recep Yazıcıoğlu Bulv. No:32/1 TOKAT </text:span></text:p>
      <text:p text:style-name="P34"><text:span text:style-name="T177">Telefon No</text:span><text:tab/>: <text:s/><text:span text:style-name="T210">0546 407 8721</text:span></text:p>
      <text:p text:style-name="P11"/>
      <text:p text:style-name="P35"><text:span text:style-name="T163">Kiralana</text:span><text:span text:style-name="T164">nın</text:span><text:span text:style-name="T169"><text:tab/></text:span></text:p>
      <text:p text:style-name="P29"><text:span text:style-name="T178">Cinsi<text:tab/></text:span><text:span text:style-name="T114"><text:tab/><text:tab/>: </text:span><text:span text:style-name="T149">İşyeri</text:span><text:span text:style-name="T53"><text:tab/></text:span><text:span text:style-name="T45"><text:tab/></text:span><text:span text:style-name="T184">Kullanım Amacı</text:span><text:span text:style-name="T114"><text:tab/>:</text:span><text:span text:style-name="T143"> </text:span><text:span text:style-name="T57">Beton ürünleri imalatı</text:span></text:p>
      <text:p text:style-name="P28"><text:span text:style-name="T178">Adresi<text:tab/></text:span><text:span text:style-name="T114"><text:tab/><text:tab/>: </text:span><text:span text:style-name="T57">OSB 2. Kısım</text:span><text:span text:style-name="T56"> </text:span><text:span text:style-name="T57">7. Cad. No:16 </text:span><text:span text:style-name="T56">TOKAT</text:span></text:p>
      <text:p text:style-name="P30"><text:span text:style-name="T174">Tapu-</text:span><text:span text:style-name="T175">Abone Bi</text:span><text:span text:style-name="T174">lgileri</text:span><text:span text:style-name="T114">: </text:span><text:span text:style-name="T144">Pafta: <text:s/><text:tab/></text:span><text:span text:style-name="T131">A</text:span><text:span text:style-name="T114">da<text:tab/>:</text:span><text:span text:style-name="T145"> </text:span><text:span text:style-name="T150">2067</text:span><text:span text:style-name="T147"><text:tab/> P</text:span><text:span text:style-name="T146">arsel<text:tab/>: </text:span><text:span text:style-name="T150">7</text:span><text:span text:style-name="T146"> </text:span><text:span text:style-name="T18"><text:tab/>Elektrik : <text:s text:c="13"/>Su : </text:span></text:p>
      <text:p text:style-name="P33"><text:span text:style-name="T162">Kiranın </text:span><text:tab/></text:p>
      <text:p text:style-name="P27"><text:span text:style-name="T178">Başlangıç tarihi</text:span><text:span text:style-name="T114"><text:tab/>: </text:span><text:span text:style-name="T57">01 Ocak</text:span><text:span text:style-name="T54"> 20</text:span><text:span text:style-name="T55">2</text:span><text:span text:style-name="T58">2</text:span><text:span text:style-name="T144"><text:tab/></text:span><text:span text:style-name="T114"><text:tab/></text:span></text:p>
      <text:p text:style-name="P33"><text:span text:style-name="T177">Bitiş tarihi</text:span><text:tab/><text:tab/>: <text:span text:style-name="T43">31 Aralık 202</text:span><text:span text:style-name="T44">2</text:span><text:span text:style-name="T32"><text:tab/></text:span></text:p>
      <text:p text:style-name="P33"><text:span text:style-name="T177">Süresi </text:span><text:tab/><text:tab/>: <text:span text:style-name="T202">Bir Yıl</text:span></text:p>
      <text:p text:style-name="P76"><text:span text:style-name="T171">Bedeli<text:tab/><text:tab/><text:tab/>: </text:span><text:span text:style-name="T173">81</text:span><text:span text:style-name="T172">,</text:span><text:span text:style-name="T173">65</text:span><text:span text:style-name="T172">0.00 (</text:span><text:span text:style-name="T173">SeksenBir</text:span><text:span text:style-name="T172">Bin </text:span><text:span text:style-name="T173">AltıyüzElli</text:span><text:span text:style-name="T172">) TL + STOPAJ VERGİSİ</text:span></text:p>
      <text:p text:style-name="P22"><text:span text:style-name="T166">Ödeme</text:span><text:span text:style-name="T167"> Ş</text:span><text:span text:style-name="T166">ekli</text:span><text:span text:style-name="T101"><text:tab/><text:tab/>:</text:span><text:span text:style-name="T92"> </text:span><text:span text:style-name="T99"><text:s/>Peşin </text:span><text:span text:style-name="T100">olarak banka hesabına yatırılacaktır.</text:span><text:span text:style-name="T99"> </text:span></text:p>
      <text:p text:style-name="P24"><text:span text:style-name="T179">B</text:span><text:span text:style-name="T180">anka hesa</text:span><text:span text:style-name="T179">p no</text:span><text:span text:style-name="T93"><text:tab/>: </text:span></text:p>
      <text:p text:style-name="P75"/>
      <text:p text:style-name="P37"><text:tab/>Kiraya verilen işyeri, 810 m2 kapalı alanın yarısı olan, 410 m2 lik kapalı alandır. </text:p>
      <text:p text:style-name="P36"/>
      <text:p text:style-name="P36">İşbu akitteki bilgilerin doğruluğunu ve sözleşmenin tüm şartlarına uyacağımı peşinen kabul ettiğimi, <text:span text:style-name="T158">akiti okuyarak, hür irademle imzaladığımı,</text:span> beyan, <text:span text:style-name="T193">kabul</text:span> ve taahhüt ederim.</text:p>
      <text:p text:style-name="P5"/>
      <text:p text:style-name="P8">KİRAYA VEREN<text:tab/>KİRACI<text:tab/></text:p>
      <text:p text:style-name="P7"><text:tab/><text:tab/><text:tab/><text:tab/><text:tab/><text:span text:style-name="T205">E</text:span><text:span text:style-name="T210">ZİS İNŞ.SAN.TİC.LTD.ŞTİ. Yetkili İrfan SOYLU</text:span><text:span text:style-name="T205"><text:tab/><text:tab/><text:tab/><text:tab/><text:tab/><text:tab/></text:span><text:span text:style-name="T210">TOKAT VD 384 074 1866 </text:span><text:tab/><text:tab/></text:p>
      <text:p text:style-name="P4"/>
      <text:p text:style-name="P4"/>
      <text:p text:style-name="P4"/>
      <text:p text:style-name="P4"><text:soft-page-break/></text:p>
      <text:p text:style-name="P4"/>
      <text:p text:style-name="P44">TAHLİYE TAAHHÜTNAMESİ</text:p>
      <text:p text:style-name="P44"/>
      <text:p text:style-name="P49"><text:span text:style-name="T114"><text:tab/>Halen tahtı icarımda bulunan, kiraya vereni ve özellikleri aşağıda belirtilen taşınmazı; </text:span><text:span text:style-name="T123">tahliye etmeyi taahhüt ettiğim tarih</text:span><text:span text:style-name="T126">te</text:span><text:span text:style-name="T123">, </text:span><text:span text:style-name="T126">aşağıda </text:span><text:span text:style-name="T123">tarih </text:span><text:span text:style-name="T126">ve</text:span><text:span text:style-name="T123"> sayı</text:span><text:span text:style-name="T127">sı </text:span><text:span text:style-name="T126">belirtilen </text:span><text:span text:style-name="T123">kira sözleşme</text:span><text:span text:style-name="T127">sinin</text:span><text:span text:style-name="T123"> şartlarına bağlı kalarak, </text:span><text:span text:style-name="T122"><text:s/></text:span><text:span text:style-name="T114">hiçbir kanuni merasime, ihtar ve protesto keşidesine, cevap itasına, tebliğ ve tebellüğe, </text:span><text:span text:style-name="T151">herhangi bir ihtar ve hiçbir hüküm istihsaline ve mahkemeden ilam almaya hacet kalmaksızın</text:span><text:span text:style-name="T114"> kayıtsız ve şartsız olarak boşaltmayı </text:span><text:span text:style-name="T151">kesin olarak, </text:span><text:span text:style-name="T153">hür irademle</text:span><text:span text:style-name="T151"> beyan, kabul ve taahhüt ed</text:span><text:span text:style-name="T152">iyorum</text:span><text:span text:style-name="T151">.</text:span></text:p>
      <text:p text:style-name="P52"/>
      <text:p text:style-name="P50"><text:span text:style-name="T114"><text:tab/>Gününde tahliye edemediğim </text:span><text:span text:style-name="T120">veya </text:span><text:span text:style-name="T114">etmediğim takdirde, </text:span><text:span text:style-name="T121">geçen her gün için, yıllık kira bedelinin yüzde </text:span><text:span text:style-name="T124">biri</text:span><text:span text:style-name="T121"> oranında </text:span><text:span text:style-name="T124">(%1)</text:span><text:span text:style-name="T121"> </text:span><text:span text:style-name="T123">günlük </text:span><text:span text:style-name="T121">ceza bedeli ödemeyi, </text:span><text:span text:style-name="T114">kiraya veren veya yetkili kanuni ve</text:span><text:span text:style-name="T198">kili tarafından aleyhime yapılacak, her türlü icra takibatı, mahkeme masrafları, avukatlık ücretleri ve benzeri tüm ücretlerinde tamamen şahsım tarafından karşılanacağını şimdiden <text:s/>kabul,</text:span><text:span text:style-name="T199"> beyan</text:span><text:span text:style-name="T198"> ve taahhüt ediyorum. İşbu taahhütname</text:span><text:span text:style-name="T200">yi</text:span><text:span text:style-name="T198"> </text:span><text:span text:style-name="T201">hür</text:span><text:span text:style-name="T198"> irademle </text:span><text:span text:style-name="T201">okudum ve</text:span><text:span text:style-name="T198"> imza</text:span><text:span text:style-name="T200">lıyorum</text:span><text:span text:style-name="T198">. </text:span></text:p>
      <text:p text:style-name="P45"/>
      <text:p text:style-name="P55">TAHLİYE EDİLECEK YERİN</text:p>
      <text:p text:style-name="P53">Adresi<text:tab/>: <text:s/></text:p>
      <text:p text:style-name="P46"/>
      <text:p text:style-name="P54"><text:span text:style-name="T26">İlgili </text:span><text:span text:style-name="T23">Kira </text:span><text:span text:style-name="T24">Sözleşme</text:span><text:span text:style-name="T23">si</text:span><text:span text:style-name="T24"> Tarihi, <text:s/></text:span><text:span text:style-name="T25">No <text:s/></text:span><text:span text:style-name="T24"><text:tab/>:<text:tab/></text:span></text:p>
      <text:p text:style-name="P45"/>
      <text:p text:style-name="P48">Taahhüdün verildiği tarih<text:tab/>:</text:p>
      <text:p text:style-name="P47">Mecurun tahliye Edileceği taahhüt edilen tarih<text:tab/>:</text:p>
      <text:p text:style-name="P42"/>
      <text:p text:style-name="P87"/>
      <text:p text:style-name="P87">Kiracı<text:tab/></text:p>
      <text:p text:style-name="P51"><text:span text:style-name="T178">Adı Soyadı</text:span><text:span text:style-name="T114"><text:tab/>: </text:span><text:span text:style-name="T20">E</text:span><text:span text:style-name="T22">ZİS İNŞ.SAN.TİC.LTD.ŞTİ. - Yetkili İrfan SOYLU</text:span><text:span text:style-name="T20"><text:tab/><text:tab/><text:tab/><text:tab/></text:span><text:span text:style-name="T19"><text:tab/></text:span></text:p>
      <text:p text:style-name="P51"><text:span text:style-name="T114"><text:tab/><text:tab/> <text:s/></text:span><text:span text:style-name="T22">TOKAT VD 384 074 1866</text:span></text:p>
      <text:p text:style-name="P51"><text:span text:style-name="T183">Tebligat </text:span><text:span text:style-name="T178">Adres</text:span><text:span text:style-name="T114">:</text:span><text:span text:style-name="T147"> </text:span><text:span text:style-name="T150">Bedestenlioğlu OSB Mah. Recep Yazıcıoğlu Bulv. No:32/1 TOKAT </text:span></text:p>
      <text:p text:style-name="P56"><text:span text:style-name="T176">Telefon No</text:span><text:span text:style-name="T9"><text:tab/>: <text:s/></text:span><text:span text:style-name="T10">0546 407 8721</text:span></text:p>
      <text:p text:style-name="P43"><text:span text:style-name="T86"><text:tab/><text:tab/><text:tab/><text:tab/></text:span><text:span text:style-name="T21"><text:tab/></text:span></text:p>
      <text:p text:style-name="P40"/>
      <text:p text:style-name="P40"/>
      <text:p text:style-name="P40"/>
      <text:p text:style-name="P40"/>
      <text:p text:style-name="P40"/>
      <text:p text:style-name="P40"/>
      <text:p text:style-name="P40"/>
      <text:p text:style-name="P40"><text:tab/><text:tab/><text:tab/><text:tab/><text:tab/><text:span text:style-name="T212"> <text:s/>KİRACI</text:span></text:p>
      <text:p text:style-name="P41"><text:tab/><text:tab/><text:tab/><text:tab/><text:tab/><text:span text:style-name="T207">E</text:span><text:span text:style-name="T208">ZİS İNŞ.SAN.TİC.LTD.ŞTİ. Yetkili İrfan SOYLU</text:span><text:span text:style-name="T207"><text:tab/><text:tab/><text:tab/><text:tab/><text:tab/><text:tab/></text:span><text:span text:style-name="T208">TOKAT VD 384 074 1866 </text:span><text:span text:style-name="T209"><text:tab/></text:span></text:p>
      <text:p text:style-name="P39"/>
      <text:p text:style-name="P39"/>
      <text:p text:style-name="P39"/>
      <text:p text:style-name="P39"/>
      <text:p text:style-name="P38"/>
      <text:p text:style-name="P38"/>
      <text:p text:style-name="P38"><text:soft-page-break/></text:p>
      <text:p text:style-name="P38"/>
      <text:p text:style-name="P38"/>
      <text:p text:style-name="P57">KİRA FESİH SÖZLEŞMESİ</text:p>
      <text:p text:style-name="P58"/>
      <text:p text:style-name="P65"><text:span text:style-name="T114"><text:tab/></text:span><text:span text:style-name="T134">A</text:span><text:span text:style-name="T126">şağıda </text:span><text:span text:style-name="T123">tarih </text:span><text:span text:style-name="T126">ve</text:span><text:span text:style-name="T123"> sayı</text:span><text:span text:style-name="T127">sı </text:span><text:span text:style-name="T126">belirtilen </text:span><text:span text:style-name="T123">kira sözleşme</text:span><text:span text:style-name="T127">si</text:span><text:span text:style-name="T134">ni tek taraflı olarak fesh ediyorum. Sözleşme şartları ile t</text:span><text:span text:style-name="T114">ahtı icarımda bulunan taşınmazı; </text:span><text:span text:style-name="T134">belirtilen tarihte,</text:span><text:span text:style-name="T123"> </text:span><text:span text:style-name="T126">belirtilen </text:span><text:span text:style-name="T123">kira sözleşme</text:span><text:span text:style-name="T127">sinin</text:span><text:span text:style-name="T123"> şartlarına bağlı kalarak </text:span><text:span text:style-name="T154">tahliye ettim.</text:span></text:p>
      <text:p text:style-name="P59"/>
      <text:p text:style-name="P60"><text:span text:style-name="T192">FESH</text:span><text:span text:style-name="T191"> EDİLE</text:span><text:span text:style-name="T192">N</text:span><text:span text:style-name="T191"> </text:span><text:span text:style-name="T192">SÖZLEŞMENİN</text:span></text:p>
      <text:p text:style-name="P59"/>
      <text:p text:style-name="P66"><text:span text:style-name="T155">Tarihi, <text:s/></text:span><text:span text:style-name="T156">No</text:span><text:span text:style-name="T155"><text:tab/><text:tab/><text:tab/><text:tab/>:<text:tab/></text:span></text:p>
      <text:p text:style-name="P61">Mecurun tahliye Edil<text:span text:style-name="T190">diği </text:span>tarih<text:tab/>:</text:p>
      <text:p text:style-name="P61"/>
      <text:p text:style-name="P67">Kiracı<text:tab/></text:p>
      <text:p text:style-name="P68"><text:span text:style-name="T178">Adı Soyadı</text:span><text:span text:style-name="T114"><text:tab/>: </text:span><text:span text:style-name="T20">E</text:span><text:span text:style-name="T22">ZİS İNŞ.SAN.TİC.LTD.ŞTİ. - Yetkili İrfan SOYLU</text:span><text:span text:style-name="T20"><text:tab/><text:tab/><text:tab/><text:tab/></text:span><text:span text:style-name="T19"><text:tab/></text:span><text:span text:style-name="T114"> <text:s/></text:span><text:span text:style-name="T22">TOKAT VD 384 074 1866</text:span></text:p>
      <text:p text:style-name="P68"><text:span text:style-name="T178">Adres</text:span><text:span text:style-name="T114">:</text:span><text:span text:style-name="T147"> </text:span><text:span text:style-name="T150">Bedestenlioğlu OSB Mah. Recep Yazıcıoğlu Bulv. No:32/1 TOKAT </text:span></text:p>
      <text:p text:style-name="P69"><text:span text:style-name="T176">Telefon No</text:span><text:span text:style-name="T9"><text:tab/>: <text:s/></text:span><text:span text:style-name="T10">0546 407 8721</text:span></text:p>
      <text:p text:style-name="P62"><text:tab/><text:tab/><text:tab/><text:tab/><text:tab/></text:p>
      <text:p text:style-name="P62"/>
      <text:p text:style-name="P62"/>
      <text:p text:style-name="P63"><text:tab/></text:p>
      <text:p text:style-name="P64"><text:tab/> <text:s text:c="10"/>K<text:span text:style-name="T206">iracı</text:span><text:tab/></text:p>
      <text:p text:style-name="P88"><text:tab/><text:tab/><text:tab/><text:tab/><text:span text:style-name="T207">E</text:span><text:span text:style-name="T208">ZİS İNŞ.SAN.TİC.LTD.ŞTİ. Yetkili İrfan SOYLU</text:span><text:span text:style-name="T207"><text:tab/><text:tab/><text:tab/><text:tab/><text:tab/><text:tab/></text:span><text:span text:style-name="T208">TOKAT VD 384 074 1866 </text:span><text:span text:style-name="T209"><text:tab/></text:span></text:p>
      <text:p text:style-name="P88"><text:span text:style-name="T209"/></text:p>
      <text:p text:style-name="P88"><text:soft-page-break/><text:span text:style-name="T209"/></text:p>
      <text:p text:style-name="P82"><text:span text:style-name="T213">E</text:span>lektrik Kullanım Sözleşmesi</text:p>
      <text:p text:style-name="P83"><text:span text:style-name="T2">İşbu sözleşme taraflarca elektrik kullanım şartları üzerine, anlaşılarak imzalanmıştır. </text:span><text:span text:style-name="T11">Mecurda bulunan </text:span><text:span text:style-name="T12">trafo, </text:span><text:span text:style-name="T11">pano ve elektrik tesisatı, kiracı tarafından ücretsiz olarak kullanılacaktır.</text:span></text:p>
      <text:list xml:id="list27584808" text:style-name="L1">
        <text:list-item>
          <text:p text:style-name="P91"><text:span text:style-name="T214">Kiracı, kiraya verene ait abone </text:span><text:span text:style-name="T215">ve pano</text:span><text:span text:style-name="T214"> üzerinden elektrik kullanımı sağlayacaktır.</text:span></text:p>
        </text:list-item>
        <text:list-item>
          <text:p text:style-name="P92"><text:span text:style-name="T214">Kiracının kullanacağı </text:span><text:span text:style-name="T216">kompresör, matkap, </text:span><text:span text:style-name="T214">elektrik motorları, aydınlatma aksesuarları vb. gibi elektrik tüketen gereçler </text:span><text:span text:style-name="T217">her </text:span><text:span text:style-name="T214">kira başlangıcında belirlenec</text:span><text:span text:style-name="T217">e</text:span><text:span text:style-name="T214">ktir. </text:span></text:p>
          <text:p text:style-name="P84">Elektrik Kullanım Bedeli</text:p>
        </text:list-item>
        <text:list-item>
          <text:p text:style-name="P78">Elektrik kullanım bedeli, aşağıdaki şartlar dahilinde, kiraya veren tarafından ödenecektir.</text:p>
          <text:list>
            <text:list-item>
              <text:p text:style-name="P91"><text:span text:style-name="T214">Mecurda, kiracının işiyle alakalı elektrik motorları, aydınlatma vb. mecburi <text:s/>tüketimler</text:span><text:span text:style-name="T215">in bedeli</text:span><text:span text:style-name="T214"> kira bedeline dahildir, </text:span><text:span text:style-name="T218">kiracı </text:span><text:span text:style-name="T215">ayrıyeten elektrik bedeli ödemeyecektir.</text:span></text:p>
            </text:list-item>
            <text:list-item>
              <text:p text:style-name="P91"><text:span text:style-name="T214">Kiracı, elektrikli soba, su ısıtıcısı gibi </text:span><text:span text:style-name="T215">ticari işiyle ilgili olmayan, aşırı tüketim </text:span><text:span text:style-name="T214">aletleri</text:span><text:span text:style-name="T215">ni mecurda</text:span><text:span text:style-name="T214"> kullanamaz. </text:span><text:span text:style-name="T215">Bu gibi aletlerin kullanılması kira sözleşmesinin feshini gerektirir.</text:span></text:p>
            </text:list-item>
            <text:list-item>
              <text:p text:style-name="P92"><text:span text:style-name="T214">Kiracı işyerine koyacağı, elektrik tüketimi olan aletleri kiraya verene, her sözleşme döneminde bildirmekle yükümlüdür.</text:span></text:p>
            </text:list-item>
            <text:list-item>
              <text:p text:style-name="P91"><text:span text:style-name="T216">Oluşabilecek arızaların başlangıç sınırının </text:span><text:span text:style-name="T214">belirlenmesi </text:span><text:span text:style-name="T216">ve </text:span><text:span text:style-name="T219">k</text:span><text:span text:style-name="T216">iracının </text:span><text:span text:style-name="T214">aylık elektrik tüketiminin </text:span><text:span text:style-name="T216">belirlen</text:span><text:span text:style-name="T219">ebil</text:span><text:span text:style-name="T216">mesi</text:span><text:span text:style-name="T214"> için, bilgi amaçlı bir süzme sayaç takılacak ve kullanım miktarları kayıt altına alınacaktır.</text:span></text:p>
            </text:list-item>
            <text:list-item>
              <text:p text:style-name="P79">Kullanım miktarlarının aylık yaklaşık miktarlarda olması takip edilecektir. Aylara göre oluşabilecek sapmalardaki tüketim bedel farklarını kiraya veren ayrıyeten talep edemez.</text:p>
            </text:list-item>
          </text:list>
          <text:p text:style-name="P93"><text:span text:style-name="T222">Pano, Tesisat, </text:span><text:span text:style-name="T223">Arıza, Ortak Giderler </text:span><text:span text:style-name="T224">ve Sorumluluk</text:span></text:p>
        </text:list-item>
        <text:list-item>
          <text:p text:style-name="P94"><text:span text:style-name="T214">Mecurda bulunan </text:span><text:span text:style-name="T220">ana </text:span><text:span text:style-name="T214">pano, </text:span><text:span text:style-name="T219">kiracının</text:span><text:span text:style-name="T214"> enerji ihtiyacını karşılayacak şekilde tesis edilmiştir </text:span><text:span text:style-name="T221">ve </text:span><text:span text:style-name="T219">kiracıya</text:span><text:span text:style-name="T221"> 100 amperlik sigorta ile panodan enerji verilmektedir.</text:span></text:p>
        </text:list-item>
        <text:list-item>
          <text:p text:style-name="P80"><text:span text:style-name="T228">Trafo ve a</text:span><text:span text:style-name="T226">na p</text:span>anoda oluşabilecek arızalardan, <text:span text:style-name="T226">ana </text:span>pano üzerinden enerji sağlayan k<text:span text:style-name="T227">iracı,</text:span> müştereken <text:span text:style-name="T229">sorumludur. Arıza bedeline katılım oranı, her müşterekin, kendisinin kullandığı tüketim miktarına orantılı olarak kiraya veren tarafından hesaplanır</text:span>. <text:span text:style-name="T229">Arıza kiraya veren tarafından giderilir.</text:span> </text:p>
        </text:list-item>
        <text:list-item>
          <text:p text:style-name="P81">Kira başlangıcında, kiracı kendine ait elektrik sayacından sonra, kullanacağı elektrikli aletlerin korunması amaçlı, sigorta, termik, kontaktör, röle vb. gibi <text:s/>gerekli olan tesisat malzemelerini <text:s/>tesisatına eklemekle yükümlüdür. </text:p>
        </text:list-item>
        <text:list-item>
          <text:p text:style-name="P81">Kiracının ekipmanlarında oluşabilecek elektrik tesisatı kaynaklı arızaların sorumluluğu tamamen kiracıya aittir. Kiracı kendi tedbirlerini almakla yükümlüdür.</text:p>
        </text:list-item>
        <text:list-item>
          <text:p text:style-name="P80"><text:span text:style-name="T227">Kiracı</text:span> kendisine ait sayaçtan sonraki tesisat ve ekipmanlarda oluşabilecek arızalardan münferiden sorumludur.</text:p>
          <text:p text:style-name="P94"><text:span text:style-name="T225">Teminat</text:span><text:span text:style-name="T214"> </text:span></text:p>
        </text:list-item>
        <text:list-item>
          <text:p text:style-name="P80">Teminat bedeli, her kira döneminde kiraya veren tarafından belirlenir ve kiracı oluşan farkı ödemekle yükümlüdür.</text:p>
        </text:list-item>
        <text:list-item>
          <text:p text:style-name="P80">Teminat bedeli, kira bitiminde borcu olmaması durumunda kiracıya, ödediği miktar kadar iade edilecektir. </text:p>
        </text:list-item>
      </text:list>
      <text:p text:style-name="P77"/>
      <text:p text:style-name="P77"/>
      <text:p text:style-name="P85"/>
      <text:p text:style-name="P90"/>
      <text:p text:style-name="P89"><text:tab/><text:tab/><text:tab/><text:tab/><text:span text:style-name="T205">E</text:span><text:span text:style-name="T210">ZİS İNŞ.SAN.TİC.LTD.ŞTİ. </text:span></text:p>
      <text:p text:style-name="P89"><text:span text:style-name="T210"><text:tab/><text:tab/><text:tab/><text:tab/>Yetkili İrfan SOYLU</text:span><text:span text:style-name="T205"><text:tab/><text:tab/></text:span></text:p>
      <text:p text:style-name="P89"><text:span text:style-name="T205"><text:tab/><text:tab/><text:tab/><text:tab/></text:span><text:span text:style-name="T210">TOKAT VD 384 074 186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2-01-17T12:20:37.579309502</dc:date>
    <meta:editing-duration>P1DT9H40M39S</meta:editing-duration>
    <meta:editing-cycles>79</meta:editing-cycles>
    <meta:generator>LibreOffice/7.2.3.2$Linux_X86_64 LibreOffice_project/20$Build-2</meta:generator>
    <meta:print-date>2021-10-15T14:42:47.325467484</meta:print-date>
    <meta:document-statistic meta:table-count="0" meta:image-count="0" meta:object-count="0" meta:page-count="6" meta:paragraph-count="108" meta:word-count="2170" meta:character-count="16528" meta:non-whitespace-character-count="14224"/>
  </office:meta>
</office:document-meta>
</file>